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5cm" svg:stroke-color="#000000" draw:marker-start="" draw:marker-start-width="0.28cm" draw:marker-end="" draw:marker-end-width="0.28cm" draw:fill="solid" draw:fill-color="#fde9a9" draw:textarea-horizontal-align="justify" draw:textarea-vertical-align="middle" draw:auto-grow-height="false" fo:min-height="0.408cm" fo:min-width="0.158cm" fo:padding-top="0.15cm" fo:padding-bottom="0.15cm" fo:padding-left="0.275cm" fo:padding-right="0.275cm"/>
    </style:style>
    <style:style style:name="gr2" style:family="graphic" style:parent-style-name="objectwithoutfill">
      <style:graphic-properties svg:stroke-width="0.05cm" svg:stroke-color="#000000" draw:marker-start="" draw:marker-start-width="0.28cm" draw:marker-end="" draw:marker-end-width="0.28cm" draw:fill="solid" draw:textarea-vertical-align="middle" fo:padding-top="0.15cm" fo:padding-bottom="0.15cm" fo:padding-left="0.275cm" fo:padding-right="0.275cm"/>
    </style:style>
    <style:style style:name="gr3" style:family="graphic" style:parent-style-name="standard">
      <style:graphic-properties svg:stroke-width="0.05cm" svg:stroke-color="#000000" draw:marker-start="" draw:marker-start-width="0.28cm" draw:marker-end="" draw:marker-end-width="0.28cm" draw:fill="solid" draw:fill-color="#fde9a9" draw:textarea-horizontal-align="justify" draw:textarea-vertical-align="middle" draw:auto-grow-height="false" fo:min-height="0.232cm" fo:min-width="0cm" fo:padding-top="0.15cm" fo:padding-bottom="0.15cm" fo:padding-left="0.275cm" fo:padding-right="0.275cm"/>
    </style:style>
    <style:style style:name="gr4" style:family="graphic" style:parent-style-name="standard">
      <style:graphic-properties svg:stroke-width="0.05cm" svg:stroke-color="#000000" draw:marker-start="" draw:marker-start-width="0.28cm" draw:marker-end="" draw:marker-end-width="0.28cm" draw:fill="solid" draw:fill-color="#fde9a9" draw:textarea-horizontal-align="justify" draw:textarea-vertical-align="middle" draw:auto-grow-height="false" fo:min-height="0.124cm" fo:min-width="0cm" fo:padding-top="0.15cm" fo:padding-bottom="0.15cm" fo:padding-left="0.275cm" fo:padding-right="0.275cm"/>
    </style:style>
    <style:style style:name="gr5" style:family="graphic" style:parent-style-name="standard">
      <style:graphic-properties draw:stroke="none" svg:stroke-color="#000000" draw:fill="none" draw:fill-color="#ffffff" fo:min-height="0.749cm"/>
    </style:style>
    <style:style style:name="gr6" style:family="graphic" style:parent-style-name="standard">
      <style:graphic-properties draw:stroke="none" svg:stroke-color="#000000" draw:fill="none" draw:fill-color="#ffffff" fo:min-height="0.854cm"/>
    </style:style>
    <style:style style:name="gr7" style:family="graphic" style:parent-style-name="standard">
      <style:graphic-properties draw:stroke="none" svg:stroke-color="#000000" draw:fill="none" draw:fill-color="#ffffff" fo:min-height="0.555cm"/>
    </style:style>
    <style:style style:name="gr8" style:family="graphic" style:parent-style-name="standard">
      <style:graphic-properties svg:stroke-width="0.02cm" svg:stroke-color="#000000" draw:marker-start="Arrow" draw:marker-start-width="0.2cm" draw:marker-end-width="0.23cm" draw:textarea-vertical-align="middle" fo:padding-top="0.11cm" fo:padding-bottom="0.11cm" fo:padding-left="0.11cm" fo:padding-right="0.11cm"/>
    </style:style>
    <style:style style:name="gr9" style:family="graphic" style:parent-style-name="standard">
      <style:graphic-properties draw:stroke="none" svg:stroke-color="#000000" draw:fill="none" draw:fill-color="#ffffff" fo:min-height="0.479cm"/>
    </style:style>
    <style:style style:name="gr10" style:family="graphic" style:parent-style-name="standard">
      <style:graphic-properties draw:stroke="none" svg:stroke-color="#000000" draw:fill="none" draw:fill-color="#ffffff" fo:min-height="0.713cm"/>
    </style:style>
    <style:style style:name="gr11" style:family="graphic" style:parent-style-name="standard">
      <style:graphic-properties draw:stroke="none" svg:stroke-color="#000000" draw:fill="none" draw:fill-color="#ffffff" fo:min-height="1.069cm"/>
    </style:style>
    <style:style style:name="gr12" style:family="graphic" style:parent-style-name="standard">
      <style:graphic-properties draw:stroke="dash" draw:stroke-dash="Dashed_20__28_var_29_" svg:stroke-width="0.02cm" svg:stroke-color="#000000" draw:marker-start="" draw:marker-start-width="0.24cm" draw:marker-end="" draw:marker-end-width="0.24cm" draw:fill="solid" draw:fill-color="#fde9a9" draw:textarea-horizontal-align="justify" draw:textarea-vertical-align="middle" draw:auto-grow-height="false" fo:min-height="0.48cm" fo:min-width="0.23cm" fo:padding-top="0.135cm" fo:padding-bottom="0.135cm" fo:padding-left="0.26cm" fo:padding-right="0.26cm"/>
    </style:style>
    <style:style style:name="gr13" style:family="graphic" style:parent-style-name="standard">
      <style:graphic-properties svg:stroke-width="0.05cm" svg:stroke-color="#000000" draw:marker-start="" draw:marker-start-width="0.28cm" draw:marker-end="" draw:marker-end-width="0.28cm" draw:fill="none" draw:fill-color="#fde9a9" draw:textarea-horizontal-align="justify" draw:textarea-vertical-align="middle" draw:auto-grow-height="false" fo:min-height="0.7cm" fo:min-width="0.45cm" fo:padding-top="0.15cm" fo:padding-bottom="0.15cm" fo:padding-left="0.275cm" fo:padding-right="0.275cm"/>
    </style:style>
    <style:style style:name="gr14" style:family="graphic" style:parent-style-name="standard">
      <style:graphic-properties svg:stroke-width="0.05cm" svg:stroke-color="#000000" draw:marker-start="" draw:marker-start-width="0.28cm" draw:marker-end="" draw:marker-end-width="0.28cm" draw:fill="solid" draw:fill-color="#fde9a9" draw:textarea-horizontal-align="justify" draw:textarea-vertical-align="middle" draw:auto-grow-height="false" fo:min-height="0.7cm" fo:min-width="0.45cm" fo:padding-top="0.15cm" fo:padding-bottom="0.15cm" fo:padding-left="0.275cm" fo:padding-right="0.275cm"/>
    </style:style>
    <style:style style:name="gr15" style:family="graphic" style:parent-style-name="standard">
      <style:graphic-properties draw:textarea-vertical-align="middle"/>
    </style:style>
    <style:style style:name="gr16" style:family="graphic" style:parent-style-name="Arrow_20_Line" style:list-style-name="L1">
      <style:graphic-properties draw:textarea-vertical-align="middle" draw:line-distance="0.8cm" draw:show-unit="false" draw:placing="below" draw:parallel="false" draw:decimal-places="1"/>
    </style:style>
    <style:style style:name="gr17" style:family="graphic" style:parent-style-name="standard">
      <style:graphic-properties svg:stroke-width="0.05cm" svg:stroke-color="#000000" draw:marker-start-width="0.28cm" draw:marker-end-width="0.28cm" draw:fill="none" draw:textarea-vertical-align="middle" draw:auto-grow-height="false" fo:min-height="11.3cm" fo:min-width="14.981cm" fo:padding-top="0.125cm" fo:padding-bottom="0.125cm" fo:padding-left="0.125cm" fo:padding-right="0.125cm"/>
    </style:style>
    <style:style style:name="gr18" style:family="graphic" style:parent-style-name="standard">
      <style:graphic-properties svg:stroke-width="0.05cm" svg:stroke-color="#000000" draw:marker-start-width="0.28cm" draw:marker-end-width="0.28cm" draw:fill-color="#fde9a9" draw:textarea-vertical-align="middle" draw:auto-grow-height="false" fo:min-height="0.7cm" fo:min-width="0.45cm" fo:padding-top="0.15cm" fo:padding-bottom="0.15cm" fo:padding-left="0.275cm" fo:padding-right="0.275cm"/>
    </style:style>
    <style:style style:name="gr19" style:family="graphic" style:parent-style-name="standard">
      <style:graphic-properties draw:stroke="dash" draw:stroke-dash="Dashed_20__28_var_29_" svg:stroke-width="0.02cm" svg:stroke-color="#000000" draw:marker-start="" draw:marker-start-width="0.24cm" draw:marker-end="" draw:marker-end-width="0.24cm" draw:fill="solid" draw:fill-color="#fde9a9" draw:textarea-horizontal-align="justify" draw:textarea-vertical-align="middle" draw:auto-grow-height="false" fo:min-height="0.262cm" fo:min-width="0.012cm" fo:padding-top="0.135cm" fo:padding-bottom="0.135cm" fo:padding-left="0.26cm" fo:padding-right="0.26cm"/>
    </style:style>
    <style:style style:name="gr20" style:family="graphic" style:parent-style-name="standard">
      <style:graphic-properties svg:stroke-width="0.05cm" svg:stroke-color="#000000" draw:marker-start="" draw:marker-start-width="0.28cm" draw:marker-end="" draw:marker-end-width="0.28cm" draw:fill="none" draw:fill-color="#fde9a9" draw:textarea-horizontal-align="justify" draw:textarea-vertical-align="middle" draw:auto-grow-height="false" fo:min-height="0.408cm" fo:min-width="0.158cm" fo:padding-top="0.15cm" fo:padding-bottom="0.15cm" fo:padding-left="0.275cm" fo:padding-right="0.275cm"/>
    </style:style>
    <style:style style:name="gr21" style:family="graphic" style:parent-style-name="standard">
      <style:graphic-properties svg:stroke-width="0.05cm" svg:stroke-color="#000000" draw:marker-start-width="0.28cm" draw:marker-end-width="0.28cm" draw:fill="none" draw:fill-color="#fde9a9" draw:textarea-vertical-align="middle" draw:auto-grow-height="false" fo:min-height="0.408cm" fo:min-width="0.158cm" fo:padding-top="0.15cm" fo:padding-bottom="0.15cm" fo:padding-left="0.275cm" fo:padding-right="0.275cm"/>
    </style:style>
    <style:style style:name="gr22" style:family="graphic" style:parent-style-name="standard">
      <style:graphic-properties draw:stroke="none" svg:stroke-color="#000000" draw:fill="none" draw:fill-color="#ffffff" fo:min-height="0.395cm"/>
    </style:style>
    <style:style style:name="gr23" style:family="graphic" style:parent-style-name="standard">
      <style:graphic-properties draw:stroke="none" svg:stroke-color="#000000" draw:fill="none" draw:fill-color="#ffffff" fo:min-height="0.357cm"/>
    </style:style>
    <style:style style:name="gr24" style:family="graphic" style:parent-style-name="standard">
      <style:graphic-properties svg:stroke-width="0.05cm" svg:stroke-color="#000000" draw:marker-start="" draw:marker-start-width="0.28cm" draw:marker-end="" draw:marker-end-width="0.28cm" draw:fill="solid" draw:fill-color="#fde9a9" draw:textarea-horizontal-align="justify" draw:textarea-vertical-align="middle" draw:auto-grow-height="false" fo:min-height="0.45cm" fo:min-width="0.2cm" fo:padding-top="0.15cm" fo:padding-bottom="0.15cm" fo:padding-left="0.275cm" fo:padding-right="0.275cm"/>
    </style:style>
    <style:style style:name="gr25" style:family="graphic" style:parent-style-name="Arrow_20_Line" style:list-style-name="L1">
      <style:graphic-properties draw:textarea-vertical-align="middle" draw:line-distance="0.5cm" draw:show-unit="false" draw:placing="below" draw:parallel="false" draw:decimal-places="1"/>
    </style:style>
    <style:style style:name="gr26" style:family="graphic" style:parent-style-name="Arrow_20_Line" style:list-style-name="L1">
      <style:graphic-properties draw:textarea-vertical-align="middle" draw:line-distance="0.8cm" draw:show-unit="false" draw:placing="below" draw:parallel="false" draw:decimal-places="1"/>
    </style:style>
    <style:style style:name="gr27" style:family="graphic" style:parent-style-name="objectwithoutfill">
      <style:graphic-properties svg:stroke-width="0.02cm" svg:stroke-color="#000000" draw:marker-start-width="0.24cm" draw:marker-end-width="0.24cm" draw:fill="solid" draw:textarea-vertical-align="middle" fo:padding-top="0.085cm" fo:padding-bottom="0.085cm" fo:padding-left="0.085cm" fo:padding-right="0.085cm"/>
    </style:style>
    <style:style style:name="gr28" style:family="graphic" style:parent-style-name="standard">
      <style:graphic-properties draw:stroke="none" svg:stroke-color="#000000" draw:fill="none" draw:fill-color="#ffffff" fo:min-height="0.319cm"/>
    </style:style>
    <style:style style:name="gr29" style:family="graphic" style:parent-style-name="Arrow_20_Line" style:list-style-name="L1">
      <style:graphic-properties draw:textarea-horizontal-align="center" draw:textarea-vertical-align="middle" draw:line-distance="0.7cm" draw:show-unit="false" draw:placing="below" draw:parallel="false" draw:decimal-places="1"/>
    </style:style>
    <style:style style:name="gr30" style:family="graphic" style:parent-style-name="Arrow_20_Line" style:list-style-name="L1">
      <style:graphic-properties draw:textarea-horizontal-align="center" draw:textarea-vertical-align="middle" draw:line-distance="0.67cm" draw:show-unit="false" draw:placing="below" draw:parallel="false" draw:decimal-places="1"/>
    </style:style>
    <style:style style:name="gr31" style:family="graphic" style:parent-style-name="Arrow_20_Line" style:list-style-name="L1">
      <style:graphic-properties draw:textarea-horizontal-align="center" draw:textarea-vertical-align="middle" draw:line-distance="0.7cm" draw:show-unit="false" draw:placing="below" draw:parallel="false" draw:decimal-places="1"/>
    </style:style>
    <style:style style:name="gr32" style:family="graphic" style:parent-style-name="standard">
      <style:graphic-properties svg:stroke-width="0.05cm" svg:stroke-color="#000000" draw:marker-start-width="0.28cm" draw:marker-end-width="0.28cm" draw:fill="none" draw:textarea-horizontal-align="justify" draw:textarea-vertical-align="middle" draw:auto-grow-height="false" fo:min-height="11.3cm" fo:min-width="14.981cm" fo:padding-top="0.125cm" fo:padding-bottom="0.125cm" fo:padding-left="0.125cm" fo:padding-right="0.125cm"/>
    </style:style>
    <style:style style:name="gr33" style:family="graphic" style:parent-style-name="standard">
      <style:graphic-properties draw:stroke="none" svg:stroke-color="#000000" draw:fill="none" draw:fill-color="#ffffff" fo:min-height="3.917cm"/>
    </style:style>
    <style:style style:name="gr34" style:family="graphic" style:parent-style-name="standard">
      <style:graphic-properties draw:stroke="none" svg:stroke-color="#000000" draw:fill="none" draw:fill-color="#ffffff" fo:min-height="1.222cm"/>
    </style:style>
    <style:style style:name="gr35" style:family="graphic" style:parent-style-name="objectwithoutfill">
      <style:graphic-properties svg:stroke-width="0.02cm" svg:stroke-color="#3465a4" draw:marker-start-width="0.24cm" draw:marker-end-width="0.24cm" draw:fill="solid" draw:textarea-vertical-align="middle" fo:padding-top="0.085cm" fo:padding-bottom="0.085cm" fo:padding-left="0.085cm" fo:padding-right="0.085cm"/>
    </style:style>
    <style:style style:name="gr36" style:family="graphic" style:parent-style-name="standard">
      <style:graphic-properties svg:stroke-width="0.05cm" svg:stroke-color="#000000" draw:marker-start="" draw:marker-start-width="0.28cm" draw:marker-end="" draw:marker-end-width="0.28cm" draw:fill="solid" draw:fill-color="#fde9a9" draw:textarea-horizontal-align="justify" draw:textarea-vertical-align="middle" draw:auto-grow-height="false" fo:min-height="0.3cm" fo:min-width="0.05cm" fo:padding-top="0.15cm" fo:padding-bottom="0.15cm" fo:padding-left="0.275cm" fo:padding-right="0.275cm"/>
    </style:style>
    <style:style style:name="gr37" style:family="graphic" style:parent-style-name="Arrow_20_Line" style:list-style-name="L1">
      <style:graphic-properties draw:textarea-vertical-align="middle" draw:line-distance="0.5cm" draw:show-unit="false" draw:placing="below" draw:parallel="false" draw:decimal-places="1"/>
    </style:style>
    <style:style style:name="gr38" style:family="graphic" style:parent-style-name="Arrow_20_Line" style:list-style-name="L1">
      <style:graphic-properties draw:textarea-vertical-align="middle" draw:line-distance="0.8cm" draw:show-unit="false" draw:placing="below" draw:parallel="false" draw:decimal-places="1"/>
    </style:style>
    <style:style style:name="gr39" style:family="graphic" style:parent-style-name="Arrow_20_Line" style:list-style-name="L1">
      <style:graphic-properties draw:textarea-vertical-align="middle" draw:line-distance="1cm" draw:show-unit="false" draw:placing="below" draw:parallel="false" draw:decimal-places="0"/>
    </style:style>
    <style:style style:name="gr40" style:family="graphic" style:parent-style-name="Arrow_20_Line" style:list-style-name="L1">
      <style:graphic-properties draw:textarea-horizontal-align="center" draw:textarea-vertical-align="middle" draw:line-distance="0.5cm" draw:show-unit="false" draw:placing="above" draw:parallel="false" draw:decimal-places="1"/>
    </style:style>
    <style:style style:name="gr41" style:family="graphic" style:parent-style-name="standard">
      <style:graphic-properties draw:stroke="none" svg:stroke-color="#000000" draw:fill="none" draw:fill-color="#ffffff" fo:min-height="0.671cm"/>
    </style:style>
    <style:style style:name="gr42" style:family="graphic" style:parent-style-name="standard" style:list-style-name="L1">
      <style:graphic-properties draw:stroke="none" svg:stroke-color="#000000" draw:fill="none" draw:fill-color="#ffffff" fo:min-height="0.336cm"/>
    </style:style>
    <style:style style:name="gr43" style:family="graphic" style:parent-style-name="standard">
      <style:graphic-properties draw:stroke="none" svg:stroke-color="#000000" draw:fill="none" draw:fill-color="#ffffff" fo:min-height="1.383cm"/>
    </style:style>
    <style:style style:name="gr44" style:family="graphic" style:parent-style-name="Arrow_20_Line" style:list-style-name="L1">
      <style:graphic-properties draw:textarea-vertical-align="middle" draw:line-distance="0.8cm" draw:show-unit="false" draw:placing="below" draw:parallel="false" draw:decimal-places="1"/>
    </style:style>
    <style:style style:name="gr45" style:family="graphic" style:parent-style-name="standard">
      <style:graphic-properties draw:stroke="none" svg:stroke-color="#000000" draw:fill="none" draw:fill-color="#ffffff" fo:min-height="1.006cm"/>
    </style:style>
    <style:style style:name="gr46" style:family="graphic" style:parent-style-name="standard">
      <style:graphic-properties draw:stroke="none" svg:stroke-color="#000000" draw:fill="none" draw:fill-color="#ffffff" fo:min-height="0.2cm"/>
    </style:style>
    <style:style style:name="gr47" style:family="graphic" style:parent-style-name="standard" style:list-style-name="L1">
      <style:graphic-properties draw:stroke="none" svg:stroke-color="#000000" draw:fill="none" draw:fill-color="#ffffff" fo:min-height="0.484cm"/>
    </style:style>
    <style:style style:name="gr48" style:family="graphic" style:parent-style-name="Arrow_20_Line" style:list-style-name="L1">
      <style:graphic-properties draw:textarea-vertical-align="middle" draw:line-distance="0.5cm" draw:show-unit="false" draw:placing="below" draw:parallel="false" draw:decimal-places="1"/>
    </style:style>
    <style:style style:name="gr49" style:family="graphic" style:parent-style-name="Arrow_20_Line" style:list-style-name="L1">
      <style:graphic-properties draw:textarea-vertical-align="middle" draw:line-distance="0.8cm" draw:show-unit="false" draw:placing="below" draw:parallel="false" draw:decimal-places="1"/>
    </style:style>
    <style:style style:name="gr50" style:family="graphic" style:parent-style-name="standard" style:list-style-name="L1">
      <style:graphic-properties draw:stroke="none" svg:stroke-color="#000000" draw:fill="none" draw:fill-color="#ffffff" fo:min-height="1.006cm"/>
    </style:style>
    <style:style style:name="gr51" style:family="graphic" style:parent-style-name="standard">
      <style:graphic-properties draw:stroke="none" svg:stroke-color="#000000" draw:fill="none" draw:fill-color="#ffffff" fo:min-height="0.25cm"/>
    </style:style>
    <style:style style:name="gr52" style:family="graphic" style:parent-style-name="Arrow_20_Line" style:list-style-name="L1">
      <style:graphic-properties draw:textarea-horizontal-align="center" draw:textarea-vertical-align="middle" draw:line-distance="0.7cm" draw:guide-overhang="0.1cm" draw:show-unit="false" draw:placing="below" draw:parallel="false" draw:decimal-places="1"/>
    </style:style>
    <style:style style:name="gr53" style:family="graphic" style:parent-style-name="Arrow_20_Line" style:list-style-name="L1">
      <style:graphic-properties draw:textarea-horizontal-align="center" draw:textarea-vertical-align="middle" draw:line-distance="0.7cm" draw:guide-overhang="0.1cm" draw:show-unit="false" draw:placing="below" draw:parallel="false" draw:decimal-places="1"/>
    </style:style>
    <style:style style:name="gr54" style:family="graphic" style:parent-style-name="Arrow_20_Line" style:list-style-name="L1">
      <style:graphic-properties draw:textarea-horizontal-align="center" draw:textarea-vertical-align="middle" draw:line-distance="0.7cm" draw:guide-overhang="0.1cm" draw:show-unit="false" draw:placing="below" draw:parallel="false" draw:decimal-places="1"/>
    </style:style>
    <style:style style:name="gr55" style:family="graphic" style:parent-style-name="standard">
      <style:graphic-properties svg:stroke-width="0.05cm" svg:stroke-color="#000000" draw:marker-start-width="0.28cm" draw:marker-end-width="0.28cm" draw:fill="none" draw:textarea-horizontal-align="justify" draw:textarea-vertical-align="middle" draw:auto-grow-height="false" fo:min-height="11.25cm" fo:min-width="14.931cm" fo:padding-top="0.125cm" fo:padding-bottom="0.125cm" fo:padding-left="0.125cm" fo:padding-right="0.125cm"/>
    </style:style>
    <style:style style:name="gr56" style:family="graphic" style:parent-style-name="standard">
      <style:graphic-properties draw:stroke="none" svg:stroke-color="#000000" draw:fill="none" draw:fill-color="#ffffff" fo:min-height="3.655cm"/>
    </style:style>
    <style:style style:name="gr57" style:family="graphic" style:parent-style-name="Arrow_20_Line" style:list-style-name="L1">
      <style:graphic-properties draw:textarea-vertical-align="middle" draw:line-distance="0.5cm" draw:show-unit="false" draw:placing="below" draw:parallel="false" draw:decimal-places="1"/>
    </style:style>
    <style:style style:name="gr58" style:family="graphic" style:parent-style-name="Arrow_20_Line" style:list-style-name="L1">
      <style:graphic-properties draw:textarea-vertical-align="middle" draw:line-distance="0.8cm" draw:guide-overhang="0.1cm" draw:show-unit="false" draw:placing="below" draw:parallel="false" draw:decimal-places="1"/>
    </style:style>
    <style:style style:name="gr59" style:family="graphic" style:parent-style-name="Arrow_20_Line" style:list-style-name="L1">
      <style:graphic-properties draw:textarea-vertical-align="middle" draw:line-distance="1cm" draw:guide-overhang="0.1cm" draw:show-unit="false" draw:placing="below" draw:parallel="false" draw:decimal-places="0"/>
    </style:style>
    <style:style style:name="gr60" style:family="graphic" style:parent-style-name="Arrow_20_Line" style:list-style-name="L1">
      <style:graphic-properties draw:textarea-horizontal-align="center" draw:textarea-vertical-align="middle" draw:line-distance="0.5cm" draw:guide-overhang="0.1cm" draw:show-unit="false" draw:placing="above" draw:parallel="false" draw:decimal-places="1"/>
    </style:style>
    <style:style style:name="P1" style:family="paragraph">
      <loext:graphic-properties draw:fill="solid" draw:fill-color="#fde9a9"/>
      <style:paragraph-properties fo:text-align="center"/>
      <style:text-properties fo:font-weight="bold"/>
    </style:style>
    <style:style style:name="P2" style:family="paragraph">
      <loext:graphic-properties draw:fill="solid"/>
      <style:paragraph-properties fo:text-align="center"/>
    </style:style>
    <style:style style:name="P3" style:family="paragraph">
      <loext:graphic-properties draw:fill="none" draw:fill-color="#ffffff"/>
      <style:text-properties fo:font-size="9pt" style:font-size-asian="18pt" style:font-size-complex="18pt"/>
    </style:style>
    <style:style style:name="P4" style:family="paragraph">
      <style:paragraph-properties fo:text-align="center"/>
    </style:style>
    <style:style style:name="P5" style:family="paragraph">
      <loext:graphic-properties draw:fill="none" draw:fill-color="#fde9a9"/>
      <style:paragraph-properties fo:text-align="center"/>
      <style:text-properties fo:font-weight="bold"/>
    </style:style>
    <style:style style:name="P6"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 style:family="paragraph">
      <loext:graphic-properties draw:fill="none"/>
      <style:paragraph-properties fo:text-align="center"/>
    </style:style>
    <style:style style:name="P8" style:family="paragraph">
      <loext:graphic-properties draw:fill-color="#fde9a9"/>
      <style:paragraph-properties fo:text-align="center"/>
      <style:text-properties fo:font-weight="bold"/>
    </style:style>
    <style:style style:name="P9" style:family="paragraph">
      <loext:graphic-properties draw:fill="none" draw:fill-color="#ffffff"/>
      <style:text-properties fo:font-size="10pt" fo:font-weight="bold" style:font-size-asian="18pt" style:font-weight-asian="bold" style:font-size-complex="18pt" style:font-weight-complex="bold"/>
    </style:style>
    <style:style style:name="P10" style:family="paragraph">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 style:family="paragraph">
      <loext:graphic-properties draw:fill="none" draw:fill-color="#ffffff"/>
      <style:text-properties fo:font-size="8pt" style:font-size-asian="18pt" style:font-size-complex="18pt"/>
    </style:style>
    <style:style style:name="P12" style:family="paragraph">
      <loext:graphic-properties draw:fill="none" draw:fill-color="#ffffff"/>
      <style:text-properties fo:font-size="10pt" style:font-size-asian="18pt" style:font-size-complex="18pt"/>
    </style:style>
    <style:style style:name="P13" style:family="paragraph">
      <loext:graphic-properties draw:fill="none" draw:fill-color="#ffffff"/>
      <style:text-properties fo:font-size="8.5pt" style:font-size-asian="18pt" style:font-size-complex="18pt"/>
    </style:style>
    <style:style style:name="P14" style:family="paragraph">
      <style:paragraph-properties fo:margin-left="0cm" fo:margin-right="0cm" fo:text-indent="0cm"/>
    </style:style>
    <style:style style:name="P15" style:family="paragraph">
      <loext:graphic-properties draw:fill="none" draw:fill-color="#ffffff"/>
      <style:paragraph-properties fo:margin-left="0cm" fo:margin-right="0cm" fo:text-indent="0cm"/>
      <style:text-properties style:font-name="Liberation Sans" fo:font-size="8.5pt" style:letter-kerning="true" style:font-name-asian="Microsoft YaHei" style:font-size-asian="18pt" style:font-name-complex="Lucida Sans" style:font-size-complex="18pt"/>
    </style:style>
    <style:style style:name="P16" style:family="paragraph">
      <loext:graphic-properties draw:fill="none" draw:fill-color="#ffffff"/>
      <style:paragraph-properties fo:margin-left="0cm" fo:margin-right="0cm" fo:text-indent="0cm"/>
      <style:text-properties style:font-name="Liberation Sans" fo:font-size="9pt" style:letter-kerning="true" style:font-name-asian="Microsoft YaHei" style:font-size-asian="18pt" style:font-name-complex="Lucida Sans" style:font-size-complex="18pt"/>
    </style:style>
    <style:style style:name="P17" style:family="paragraph">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Liberation Sans" fo:font-size="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fo:font-size="9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9pt" style:font-size-asian="18pt" style:font-size-complex="18pt"/>
    </style:style>
    <style:style style:name="T2" style:family="text">
      <style:text-properties fo:font-variant="normal" fo:text-transform="none" style:use-window-font-color="true" style:text-outline="false" style:text-line-through-style="none" style:text-line-through-type="none"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 style:family="text">
      <style:text-properties fo:font-size="10pt" fo:font-weight="bold" style:font-size-asian="18pt" style:font-weight-asian="bold" style:font-size-complex="18pt" style:font-weight-complex="bold"/>
    </style:style>
    <style:style style:name="T4" style:family="text">
      <style:text-properties fo:font-variant="normal" fo:text-transform="none" fo:color="#ffffff"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5" style:family="text">
      <style:text-properties fo:font-size="8pt" style:font-size-asian="18pt" style:font-size-complex="18pt"/>
    </style:style>
    <style:style style:name="T6" style:family="text">
      <style:text-properties fo:font-variant="normal" fo:text-transform="none" style:use-window-font-color="true" style:text-outline="false" style:text-line-through-style="none" style:text-line-through-type="none" style:font-name="Liberation Sans" fo:font-size="9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7" style:family="text">
      <style:text-properties fo:font-size="10pt" style:font-size-asian="18pt" style:font-size-complex="18pt"/>
    </style:style>
    <style:style style:name="T8" style:family="text">
      <style:text-properties fo:font-variant="normal" fo:text-transform="none" style:use-window-font-color="true" style:text-outline="false" style:text-line-through-style="none" style:text-line-through-type="none" fo:font-size="9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9" style:family="text">
      <style:text-properties fo:font-size="8.5pt" style:font-size-asian="18pt" style:font-size-complex="18pt"/>
    </style:style>
    <style:style style:name="T10" style:family="text">
      <style:text-properties style:font-name="Liberation Sans" fo:font-size="8.5pt" style:letter-kerning="true" style:font-name-asian="Microsoft YaHei" style:font-size-asian="18pt" style:font-name-complex="Lucida Sans" style:font-size-complex="18pt"/>
    </style:style>
    <style:style style:name="T11" style:family="text">
      <style:text-properties style:font-name="Liberation Sans" fo:font-size="9pt" style:letter-kerning="true" style:font-name-asian="Microsoft YaHei" style:font-size-asian="18pt" style:font-name-complex="Lucida Sans" style:font-size-complex="18pt"/>
    </style:style>
    <style:style style:name="T12" style:family="text">
      <style:text-properties fo:font-variant="normal" fo:text-transform="none" fo:color="#ffffff" style:text-outline="false" style:text-line-through-style="none" style:text-line-through-type="none" style:font-name="Liberation Sans" fo:font-size="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1cm" svg:height="1cm" svg:x="2.787cm" svg:y="4.79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3.287cm" svg:y1="5.791cm" svg:x2="4.687cm" svg:y2="5.781cm">
            <text:p/>
          </draw:line>
          <draw:custom-shape draw:style-name="gr3" draw:text-style-name="P1" draw:layer="layout" svg:width="0.75cm" svg:height="0.75cm" svg:x="3.037cm" svg:y="3.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3.387cm" svg:y1="3.491cm" svg:x2="4.687cm" svg:y2="3.491cm">
            <text:p/>
          </draw:line>
          <draw:line draw:style-name="gr2" draw:text-style-name="P2" draw:layer="layout" svg:x1="2.787cm" svg:y1="5.242cm" svg:x2="3.037cm" svg:y2="3.824cm">
            <text:p/>
          </draw:line>
          <draw:custom-shape draw:style-name="gr4" draw:text-style-name="P1" draw:layer="layout" svg:width="0.6cm" svg:height="0.6cm" svg:x="3.487cm" svg:y="2.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3.061cm" svg:y1="3.733cm" svg:x2="3.521cm" svg:y2="2.549cm">
            <text:p/>
          </draw:line>
          <draw:line draw:style-name="gr2" draw:text-style-name="P2" draw:layer="layout" svg:x1="3.787cm" svg:y1="2.391cm" svg:x2="4.687cm" svg:y2="2.391cm">
            <text:p/>
          </draw:line>
        </draw:g>
        <draw:frame draw:style-name="gr5" draw:text-style-name="P3" draw:layer="layout" svg:width="4.57cm" svg:height="0.949cm" svg:x="2.571cm" svg:y="11.594cm">
          <draw:text-box>
            <text:p><text:span text:style-name="T1">If pinch is negative, the top will be larger than bottom.</text:span></text:p>
          </draw:text-box>
        </draw:frame>
        <draw:frame draw:style-name="gr6" draw:text-style-name="P3" draw:layer="layout" svg:width="1.411cm" svg:height="1.054cm" svg:x="1.128cm" svg:y="2.252cm">
          <draw:text-box>
            <text:p><text:span text:style-name="T1">‘</text:span><text:span text:style-name="T1">Bubble’</text:span></text:p>
            <text:p><text:span text:style-name="T1">height</text:span></text:p>
          </draw:text-box>
        </draw:frame>
        <draw:frame draw:style-name="gr7" draw:text-style-name="P3" draw:layer="layout" svg:width="1.155cm" svg:height="0.755cm" svg:x="1.329cm" svg:y="4.252cm">
          <draw:text-box>
            <text:p><text:span text:style-name="T1">height</text:span></text:p>
          </draw:text-box>
        </draw:frame>
        <draw:line draw:style-name="gr8" draw:text-style-name="P4" draw:layer="layout" svg:x1="5.987cm" svg:y1="2.601cm" svg:x2="6.65cm" svg:y2="2.346cm">
          <text:p/>
        </draw:line>
        <draw:frame draw:style-name="gr9" draw:text-style-name="P3" draw:layer="layout" svg:width="1.061cm" svg:height="0.679cm" svg:x="6.629cm" svg:y="2.052cm">
          <draw:text-box>
            <text:p><text:span text:style-name="T1">60</text:span></text:p>
          </draw:text-box>
        </draw:frame>
        <draw:frame draw:style-name="gr10" draw:text-style-name="P3" draw:layer="layout" svg:width="1.271cm" svg:height="0.913cm" svg:x="7.03cm" svg:y="2.953cm">
          <draw:text-box>
            <text:p><text:span text:style-name="T1">Top</text:span></text:p>
            <text:p><text:span text:style-name="T1">radius</text:span></text:p>
          </draw:text-box>
        </draw:frame>
        <draw:line draw:style-name="gr8" draw:text-style-name="P4" draw:layer="layout" svg:x1="6.393cm" svg:y1="3.697cm" svg:x2="7.056cm" svg:y2="3.442cm">
          <text:p/>
        </draw:line>
        <draw:line draw:style-name="gr8" draw:text-style-name="P4" draw:layer="layout" svg:x1="6.699cm" svg:y1="5.393cm" svg:x2="7.249cm" svg:y2="5.556cm">
          <text:p/>
        </draw:line>
        <draw:frame draw:style-name="gr10" draw:text-style-name="P3" draw:layer="layout" svg:width="1.334cm" svg:height="0.913cm" svg:x="6.931cm" svg:y="4.654cm">
          <draw:text-box>
            <text:p><text:span text:style-name="T1">Bottom</text:span></text:p>
            <text:p><text:span text:style-name="T1">radius</text:span></text:p>
          </draw:text-box>
        </draw:frame>
        <draw:frame draw:style-name="gr7" draw:text-style-name="P3" draw:layer="layout" svg:width="1.155cm" svg:height="0.755cm" svg:x="8.328cm" svg:y="3.852cm">
          <draw:text-box>
            <text:p><text:span text:style-name="T1">height</text:span></text:p>
          </draw:text-box>
        </draw:frame>
        <draw:line draw:style-name="gr8" draw:text-style-name="P4" draw:layer="layout" svg:x1="10.448cm" svg:y1="2.96cm" svg:x2="10.117cm" svg:y2="2.334cm">
          <text:p/>
        </draw:line>
        <draw:frame draw:style-name="gr10" draw:text-style-name="P3" draw:layer="layout" svg:width="1.741cm" svg:height="0.913cm" svg:x="8.928cm" svg:y="1.752cm">
          <draw:text-box>
            <text:p><text:span text:style-name="T1">Top bulge radius</text:span></text:p>
          </draw:text-box>
        </draw:frame>
        <draw:frame draw:style-name="gr11" draw:text-style-name="P3" draw:layer="layout" svg:width="2.424cm" svg:height="1.269cm" svg:x="13.829cm" svg:y="2.553cm">
          <draw:text-box>
            <text:p><text:span text:style-name="T1">If side bulge, Top radius = Bottom radius</text:span></text:p>
          </draw:text-box>
        </draw:frame>
        <draw:line draw:style-name="gr8" draw:text-style-name="P4" draw:layer="layout" svg:x1="13.192cm" svg:y1="3.397cm" svg:x2="13.855cm" svg:y2="3.142cm">
          <text:p/>
        </draw:line>
        <draw:line draw:style-name="gr8" draw:text-style-name="P4" draw:layer="layout" svg:x1="13.45cm" svg:y1="5.1cm" svg:x2="14.2cm" svg:y2="5.4cm">
          <text:p/>
        </draw:line>
        <draw:g>
          <draw:custom-shape draw:style-name="gr12" draw:text-style-name="P1" draw:layer="layout" svg:width="0.75cm" svg:height="0.75cm" svg:x="12.486cm" svg:y="3.0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3" draw:text-style-name="P5" draw:layer="layout" svg:width="1cm" svg:height="1cm" svg:x="12.237cm" svg:y="3.0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cm" svg:height="1cm" svg:x="12.486cm" svg:y="4.3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12.986cm" svg:y1="5.391cm" svg:x2="11.586cm" svg:y2="5.381cm">
            <text:p/>
          </draw:line>
          <draw:ellipse draw:style-name="gr15" draw:text-style-name="P4" draw:layer="layout" svg:width="4.365cm" svg:height="4.079cm" draw:transform="rotate (0.244346095279206) translate (8.77cm 3.088cm)" draw:kind="arc" draw:start-angle="330.22" draw:end-angle="24.36">
            <text:p/>
          </draw:ellipse>
        </draw:g>
        <draw:measure draw:style-name="gr16" draw:text-style-name="P6" draw:layer="layout" svg:x1="10.186cm" svg:y1="3.091cm" svg:x2="10.183cm" svg:y2="5.391cm">
          <text:p text:style-name="P6"/>
          <text:p text:style-name="P6"><text:span text:style-name="T2"/></text:p>
        </draw:measure>
        <draw:ellipse draw:style-name="gr17" draw:text-style-name="P7" draw:layer="layout" svg:width="4.365cm" svg:height="3.953cm" svg:x="9.402cm" svg:y="2.682cm" draw:kind="arc" draw:start-angle="47.26" draw:end-angle="132.26">
          <text:p/>
        </draw:ellipse>
        <draw:frame draw:style-name="gr10" draw:text-style-name="P3" draw:layer="layout" svg:width="1.667cm" svg:height="0.913cm" svg:x="14.132cm" svg:y="4.955cm">
          <draw:text-box>
            <text:p><text:span text:style-name="T1">Bottom</text:span></text:p>
            <text:p><text:span text:style-name="T1">radius</text:span></text:p>
          </draw:text-box>
        </draw:frame>
        <draw:line draw:style-name="gr8" draw:text-style-name="P4" draw:layer="layout" svg:x1="13.604cm" svg:y1="4.498cm" svg:x2="14.341cm" svg:y2="4.576cm">
          <text:p/>
        </draw:line>
        <draw:frame draw:style-name="gr10" draw:text-style-name="P3" draw:layer="layout" svg:width="1.933cm" svg:height="0.913cm" svg:x="14.233cm" svg:y="4.056cm">
          <draw:text-box>
            <text:p><text:span text:style-name="T1">Side bulge</text:span></text:p>
            <text:p><text:span text:style-name="T1">radius</text:span></text:p>
          </draw:text-box>
        </draw:frame>
        <draw:g>
          <draw:custom-shape draw:style-name="gr12" draw:text-style-name="P1" draw:layer="layout" svg:width="0.75cm" svg:height="0.75cm" svg:x="12.487cm" svg:y="3.0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3" draw:text-style-name="P5" draw:layer="layout" svg:width="1cm" svg:height="1cm" svg:x="12.238cm" svg:y="3.0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cm" svg:height="1cm" svg:x="12.487cm" svg:y="4.3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12.987cm" svg:y1="5.391cm" svg:x2="11.587cm" svg:y2="5.381cm">
            <text:p/>
          </draw:line>
          <draw:ellipse draw:style-name="gr18" draw:text-style-name="P8" draw:layer="layout" svg:width="4.365cm" svg:height="4.079cm" draw:transform="rotate (0.244346095279206) translate (8.771cm 3.088cm)" draw:kind="arc" draw:start-angle="330.22" draw:end-angle="24.36">
            <text:p/>
          </draw:ellipse>
        </draw:g>
        <draw:g>
          <draw:custom-shape draw:style-name="gr19" draw:text-style-name="P1" draw:layer="layout" svg:width="0.75cm" svg:height="0.75cm" svg:x="9.937cm" svg:y="3.092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20" draw:text-style-name="P5" draw:layer="layout" svg:width="1cm" svg:height="1cm" svg:x="9.936cm" svg:y="3.092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cm" svg:height="1cm" svg:x="9.687cm" svg:y="4.392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10.187cm" svg:y1="5.392cm" svg:x2="11.587cm" svg:y2="5.382cm">
            <text:p/>
          </draw:line>
          <draw:ellipse draw:style-name="gr21" draw:text-style-name="P5" draw:layer="layout" svg:width="4.365cm" svg:height="4.079cm" draw:transform="rotate (-0.244346095279206) translate (10.168cm 2.033cm)" draw:kind="arc" draw:start-angle="155.65" draw:end-angle="209.78">
            <text:p/>
          </draw:ellipse>
        </draw:g>
        <draw:frame draw:style-name="gr22" draw:text-style-name="P9" draw:layer="layout" svg:width="5.993cm" svg:height="0.595cm" svg:x="6.99cm" svg:y="1.201cm">
          <draw:text-box>
            <text:p><text:span text:style-name="T3">Bentsim fairing Frame parameters</text:span></text:p>
          </draw:text-box>
        </draw:frame>
        <draw:frame draw:style-name="gr10" draw:text-style-name="P3" draw:layer="layout" svg:width="6.703cm" svg:height="0.913cm" svg:x="8.824cm" svg:y="6.095cm">
          <draw:text-box>
            <text:p><text:span text:style-name="T1">If bulge radius is not sufficient for geometry, there is a message in console windows.</text:span></text:p>
          </draw:text-box>
        </draw:frame>
        <draw:frame draw:style-name="gr23" draw:text-style-name="P3" draw:layer="layout" svg:width="3.222cm" svg:height="0.557cm" svg:x="3.251cm" svg:y="6.45cm">
          <draw:text-box>
            <text:p><text:span text:style-name="T1">Bottom is always flat</text:span></text:p>
          </draw:text-box>
        </draw:frame>
        <draw:frame draw:style-name="gr7" draw:text-style-name="P3" draw:layer="layout" svg:width="1.155cm" svg:height="0.755cm" svg:x="1.13cm" svg:y="9.267cm">
          <draw:text-box>
            <text:p><text:span text:style-name="T1">height</text:span></text:p>
          </draw:text-box>
        </draw:frame>
        <draw:frame draw:style-name="gr10" draw:text-style-name="P3" draw:layer="layout" svg:width="1.205cm" svg:height="0.913cm" svg:x="7.131cm" svg:y="8.168cm">
          <draw:text-box>
            <text:p><text:span text:style-name="T1">Top</text:span></text:p>
            <text:p><text:span text:style-name="T1">radius</text:span></text:p>
          </draw:text-box>
        </draw:frame>
        <draw:line draw:style-name="gr8" draw:text-style-name="P4" draw:layer="layout" svg:x1="6.761cm" svg:y1="8.78cm" svg:x2="7.383cm" svg:y2="8.641cm">
          <text:p/>
        </draw:line>
        <draw:line draw:style-name="gr8" draw:text-style-name="P4" draw:layer="layout" svg:x1="6.6cm" svg:y1="10.408cm" svg:x2="7.165cm" svg:y2="10.595cm">
          <text:p/>
        </draw:line>
        <draw:g>
          <draw:custom-shape draw:style-name="gr14" draw:text-style-name="P1" draw:layer="layout" svg:width="1cm" svg:height="1cm" svg:x="5.587cm" svg:y="9.79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6.087cm" svg:y1="10.792cm" svg:x2="4.687cm" svg:y2="10.782cm">
            <text:p/>
          </draw:line>
          <draw:custom-shape draw:style-name="gr24" draw:text-style-name="P1" draw:layer="layout" svg:width="0.75cm" svg:height="0.75cm" svg:x="6.011cm" svg:y="8.49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6.587cm" svg:y1="10.394cm" svg:x2="6.761cm" svg:y2="8.914cm">
            <text:p/>
          </draw:line>
        </draw:g>
        <draw:measure draw:style-name="gr25" draw:text-style-name="P10" draw:layer="layout" svg:x1="2.587cm" svg:y1="8.882cm" svg:x2="6.784cm" svg:y2="8.899cm">
          <text:p text:style-name="P10"><text:span text:style-name="T4"><text:measure text:kind="gap"/></text:span><text:span text:style-name="T4"><text:measure text:kind="value">4,2</text:measure></text:span><text:span text:style-name="T4"><text:s/></text:span><text:span text:style-name="T4"><text:measure text:kind="unit"/></text:span><text:span text:style-name="T4"><text:measure text:kind="gap"/></text:span></text:p>
        </draw:measure>
        <draw:measure draw:style-name="gr26" draw:text-style-name="P6" draw:layer="layout" svg:x1="3.09cm" svg:y1="8.493cm" svg:x2="3.087cm" svg:y2="10.793cm">
          <text:p text:style-name="P6"/>
          <text:p text:style-name="P6"><text:span text:style-name="T2"/></text:p>
        </draw:measure>
        <draw:g>
          <draw:custom-shape draw:style-name="gr1" draw:text-style-name="P1" draw:layer="layout" svg:width="1cm" svg:height="1cm" svg:x="2.791cm" svg:y="9.792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3.291cm" svg:y1="10.792cm" svg:x2="4.691cm" svg:y2="10.782cm">
            <text:p/>
          </draw:line>
          <draw:custom-shape draw:style-name="gr3" draw:text-style-name="P1" draw:layer="layout" svg:width="0.75cm" svg:height="0.75cm" svg:x="2.617cm" svg:y="8.493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2.791cm" svg:y1="10.394cm" svg:x2="2.617cm" svg:y2="8.914cm">
            <text:p/>
          </draw:line>
        </draw:g>
        <draw:frame draw:style-name="gr10" draw:text-style-name="P3" draw:layer="layout" svg:width="1.334cm" svg:height="0.913cm" svg:x="6.968cm" svg:y="10.13cm">
          <draw:text-box>
            <text:p><text:span text:style-name="T1">Bottom</text:span></text:p>
            <text:p><text:span text:style-name="T1">radius</text:span></text:p>
          </draw:text-box>
        </draw:frame>
        <draw:ellipse draw:style-name="gr17" draw:text-style-name="P7" draw:layer="layout" svg:width="5.83cm" svg:height="5.346cm" svg:x="1.773cm" svg:y="7.902cm" draw:kind="arc" draw:start-angle="47.26" draw:end-angle="132.26">
          <text:p/>
        </draw:ellipse>
        <draw:line draw:style-name="gr8" draw:text-style-name="P4" draw:layer="layout" svg:x1="6.265cm" svg:y1="8.326cm" svg:x2="6.576cm" svg:y2="7.766cm">
          <text:p/>
        </draw:line>
        <draw:frame draw:style-name="gr10" draw:text-style-name="P3" draw:layer="layout" svg:width="1.642cm" svg:height="0.913cm" svg:x="6.476cm" svg:y="7.322cm">
          <draw:text-box>
            <text:p><text:span text:style-name="T1">Top bulge radius</text:span></text:p>
          </draw:text-box>
        </draw:frame>
        <draw:frame draw:style-name="gr23" draw:text-style-name="P3" draw:layer="layout" svg:width="2.094cm" svg:height="0.557cm" svg:x="3.731cm" svg:y="3.955cm">
          <draw:text-box>
            <text:p><text:span text:style-name="T1">Width-Pinch</text:span></text:p>
          </draw:text-box>
        </draw:frame>
        <draw:line draw:style-name="gr27" draw:text-style-name="P2" draw:layer="layout" svg:x1="4.787cm" svg:y1="4.522cm" svg:x2="4.787cm" svg:y2="4.822cm">
          <text:p/>
        </draw:line>
        <draw:line draw:style-name="gr27" draw:text-style-name="P2" draw:layer="layout" svg:x1="4.593cm" svg:y1="4.662cm" svg:x2="4.993cm" svg:y2="4.662cm">
          <text:p/>
        </draw:line>
        <draw:frame draw:style-name="gr28" draw:text-style-name="P11" draw:layer="layout" svg:width="1.579cm" svg:height="0.519cm" svg:x="4.031cm" svg:y="4.989cm">
          <draw:text-box>
            <text:p><text:span text:style-name="T5">Reference</text:span></text:p>
          </draw:text-box>
        </draw:frame>
        <draw:line draw:style-name="gr8" draw:text-style-name="P4" draw:layer="layout" svg:x1="4.787cm" svg:y1="4.665cm" svg:x2="5.077cm" svg:y2="5.043cm">
          <text:p/>
        </draw:line>
        <draw:line draw:style-name="gr27" draw:text-style-name="P2" draw:layer="layout" svg:x1="4.687cm" svg:y1="9.522cm" svg:x2="4.687cm" svg:y2="9.822cm">
          <text:p/>
        </draw:line>
        <draw:line draw:style-name="gr27" draw:text-style-name="P2" draw:layer="layout" svg:x1="4.493cm" svg:y1="9.662cm" svg:x2="4.893cm" svg:y2="9.662cm">
          <text:p/>
        </draw:line>
        <draw:frame draw:style-name="gr23" draw:text-style-name="P3" draw:layer="layout" svg:width="2.28cm" svg:height="0.557cm" svg:x="3.631cm" svg:y="8.856cm">
          <draw:text-box>
            <text:p><text:span text:style-name="T1">Width - Pinch</text:span></text:p>
          </draw:text-box>
        </draw:frame>
        <draw:measure draw:name="Bubble width" draw:style-name="gr29" draw:text-style-name="P6" draw:layer="layout" svg:x1="2.788cm" svg:y1="5.377cm" svg:x2="6.577cm" svg:y2="5.379cm">
          <svg:title>Bubble width</svg:title>
          <text:p text:style-name="P6"/>
          <text:p text:style-name="P6"><text:span text:style-name="T2"><text:measure text:kind="unit"/></text:span><text:span text:style-name="T2"><text:measure text:kind="gap"/></text:span></text:p>
        </draw:measure>
        <draw:measure draw:name="Bubble width" draw:style-name="gr30" draw:text-style-name="P6" draw:layer="layout" svg:x1="2.788cm" svg:y1="10.484cm" svg:x2="6.587cm" svg:y2="10.487cm">
          <svg:title>Bubble width</svg:title>
          <text:p text:style-name="P6"/>
          <text:p text:style-name="P6"><text:span text:style-name="T2"><text:measure text:kind="unit"/></text:span><text:span text:style-name="T2"><text:measure text:kind="gap"/></text:span></text:p>
        </draw:measure>
        <draw:frame draw:style-name="gr23" draw:text-style-name="P3" draw:layer="layout" svg:width="1.053cm" svg:height="0.557cm" svg:x="4.132cm" svg:y="11.116cm">
          <draw:text-box>
            <text:p><text:span text:style-name="T1">Width</text:span></text:p>
          </draw:text-box>
        </draw:frame>
        <draw:measure draw:name="Bubble width" draw:style-name="gr31" draw:text-style-name="P6" draw:layer="layout" svg:x1="9.688cm" svg:y1="5.084cm" svg:x2="13.487cm" svg:y2="5.087cm">
          <svg:title>Bubble width</svg:title>
          <text:p text:style-name="P6"/>
          <text:p text:style-name="P6"><text:span text:style-name="T2"><text:measure text:kind="unit"/></text:span><text:span text:style-name="T2"><text:measure text:kind="gap"/></text:span></text:p>
        </draw:measure>
        <draw:frame draw:style-name="gr28" draw:text-style-name="P11" draw:layer="layout" svg:width="1.053cm" svg:height="0.519cm" svg:x="11.032cm" svg:y="5.716cm">
          <draw:text-box>
            <text:p><text:span text:style-name="T5">Width</text:span></text:p>
          </draw:text-box>
        </draw:frame>
        <draw:line draw:style-name="gr27" draw:text-style-name="P2" draw:layer="layout" svg:x1="11.587cm" svg:y1="4.122cm" svg:x2="11.587cm" svg:y2="4.422cm">
          <text:p/>
        </draw:line>
        <draw:line draw:style-name="gr27" draw:text-style-name="P2" draw:layer="layout" svg:x1="11.393cm" svg:y1="4.262cm" svg:x2="11.793cm" svg:y2="4.262cm">
          <text:p/>
        </draw:line>
        <draw:custom-shape draw:style-name="gr32" draw:text-style-name="P7" draw:layer="layout" svg:width="15.181cm" svg:height="11.5cm" svg:x="0.987cm" svg:y="1.201cm">
          <text:p/>
          <draw:enhanced-geometry svg:viewBox="0 0 21600 21600" draw:type="rectangle" draw:enhanced-path="M 0 0 L 21600 0 21600 21600 0 21600 0 0 Z N"/>
        </draw:custom-shape>
        <draw:frame draw:style-name="gr33" draw:text-style-name="P3" draw:layer="layout" svg:width="7.681cm" svg:height="4.117cm" svg:x="8.469cm" svg:y="7.166cm">
          <draw:text-box>
            <text:p><text:span text:style-name="T1">Fairing is built with straight lines between</text:span></text:p>
            <text:p><text:span text:style-name="T6">Frames, without smoothing at frame junction. </text:span><text:span text:style-name="T1">Frames can be reclined and even folded at a given elevation, </text:span></text:p>
            <text:p><text:span text:style-name="T1">A ‘segment’ is the volume created between two frames.</text:span></text:p>
            <text:p><text:span text:style-name="T1">The first ‘frame’ (number 0) is fictive and defines nose ellipsoidal shape position and frontal diameter.</text:span></text:p>
            <text:p><text:span text:style-name="T1">Reference for frame elevation is the center of the width/height rectangle, not taking into account protrusions,</text:span></text:p>
          </draw:text-box>
        </draw:frame>
        <draw:frame draw:style-name="gr34" draw:text-style-name="P12" draw:layer="layout" svg:width="6.999cm" svg:height="1.422cm" svg:x="8.87cm" svg:y="11.295cm">
          <draw:text-box>
            <text:p><text:span text:style-name="T7"><text:a xlink:href="http://rouzeau.net/OpenSCADEn/BentSim" xlink:type="simple">http://rouzeau.net/OpenSCADEn/BentSim</text:a></text:span><text:span text:style-name="T7">.</text:span></text:p>
            <text:p><text:span text:style-name="T7">Download and source files</text:span></text:p>
            <text:p><text:span text:style-name="T7">https://github.com/PRouzeau/BentSim</text:span></text:p>
          </draw:text-box>
        </draw:frame>
        <draw:line draw:style-name="gr35" draw:text-style-name="P2" draw:layer="layout" svg:x1="0.987cm" svg:y1="7.114cm" svg:x2="16.168cm" svg:y2="7.114cm">
          <text:p/>
        </draw:line>
        <draw:line draw:style-name="gr35" draw:text-style-name="P2" draw:layer="layout" svg:x1="8.246cm" svg:y1="2.059cm" svg:x2="8.246cm" svg:y2="12.701cm">
          <text:p/>
        </draw:line>
        <draw:line draw:style-name="gr35" draw:text-style-name="P2" draw:layer="layout" svg:x1="8.255cm" svg:y1="11.314cm" svg:x2="16.169cm" svg:y2="11.314cm">
          <text:p/>
        </draw:line>
        <draw:g>
          <draw:custom-shape draw:style-name="gr14" draw:text-style-name="P1" draw:layer="layout" svg:width="1cm" svg:height="1cm" svg:x="5.787cm" svg:y="4.7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6.287cm" svg:y1="5.791cm" svg:x2="4.687cm" svg:y2="5.78cm">
            <text:p/>
          </draw:line>
          <draw:custom-shape draw:style-name="gr24" draw:text-style-name="P1" draw:layer="layout" svg:width="0.75cm" svg:height="0.75cm" svg:x="5.787cm" svg:y="3.4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6.187cm" svg:y1="3.491cm" svg:x2="4.687cm" svg:y2="3.491cm">
            <text:p/>
          </draw:line>
          <draw:line draw:style-name="gr2" draw:text-style-name="P2" draw:layer="layout" svg:x1="6.787cm" svg:y1="5.242cm" svg:x2="6.537cm" svg:y2="3.824cm">
            <text:p/>
          </draw:line>
          <draw:custom-shape draw:style-name="gr36" draw:text-style-name="P1" draw:layer="layout" svg:width="0.6cm" svg:height="0.6cm" svg:x="5.487cm" svg:y="2.39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6.514cm" svg:y1="3.734cm" svg:x2="6.054cm" svg:y2="2.55cm">
            <text:p/>
          </draw:line>
          <draw:line draw:style-name="gr2" draw:text-style-name="P2" draw:layer="layout" svg:x1="5.787cm" svg:y1="2.391cm" svg:x2="4.687cm" svg:y2="2.391cm">
            <text:p/>
          </draw:line>
        </draw:g>
        <draw:measure draw:style-name="gr37" draw:text-style-name="P10" draw:layer="layout" svg:x1="3.037cm" svg:y1="3.965cm" svg:x2="6.337cm" svg:y2="3.965cm">
          <text:p/>
        </draw:measure>
        <draw:measure draw:style-name="gr38" draw:text-style-name="P6" draw:layer="layout" svg:x1="3.287cm" svg:y1="3.491cm" svg:x2="3.284cm" svg:y2="5.791cm">
          <text:p text:style-name="P6"/>
          <text:p text:style-name="P6"><text:span text:style-name="T2"/></text:p>
        </draw:measure>
        <draw:measure draw:style-name="gr39" draw:text-style-name="P6" draw:layer="layout" svg:x1="3.487cm" svg:y1="2.421cm" svg:x2="3.492cm" svg:y2="3.486cm">
          <text:p text:style-name="P6"/>
          <text:p text:style-name="P6"><text:span text:style-name="T2"><text:s/></text:span><text:span text:style-name="T2"><text:measure text:kind="unit"/></text:span><text:span text:style-name="T2"><text:measure text:kind="gap"/></text:span></text:p>
        </draw:measure>
        <draw:measure draw:name="Bubble width" draw:style-name="gr40" draw:text-style-name="P6" draw:layer="layout" svg:x1="3.487cm" svg:y1="2.439cm" svg:x2="6.087cm" svg:y2="2.414cm">
          <svg:title>Bubble width</svg:title>
          <text:p text:style-name="P6"/>
          <text:p text:style-name="P6"><text:span text:style-name="T8">‘</text:span><text:span text:style-name="T8">Bubble’ width</text:span><text:span text:style-name="T2"> </text:span><text:span text:style-name="T2"><text:measure text:kind="unit"/></text:span><text:span text:style-name="T2"><text:measure text:kind="gap"/></text:span></text:p>
        </draw:measure>
        <draw:ellipse draw:style-name="gr17" draw:text-style-name="P7" draw:layer="layout" svg:width="3.674cm" svg:height="3.327cm" svg:x="2.948cm" svg:y="2.069cm" draw:kind="arc" draw:start-angle="47.26" draw:end-angle="132.26">
          <text:p/>
        </draw:ellipse>
        <draw:frame draw:style-name="gr28" draw:text-style-name="P11" draw:layer="layout" svg:width="1.053cm" svg:height="0.519cm" svg:x="4.133cm" svg:y="6.017cm">
          <draw:text-box>
            <text:p><text:span text:style-name="T5">Width</text:span></text:p>
          </draw:text-box>
        </draw:frame>
        <draw:frame draw:style-name="gr10" draw:text-style-name="P11" draw:layer="layout" svg:width="1.571cm" svg:height="0.913cm" svg:x="4.113cm" svg:y="2.637cm">
          <draw:text-box>
            <text:p><text:span text:style-name="T5">Top bulge radius</text:span></text:p>
          </draw:text-box>
        </draw:frame>
        <draw:line draw:style-name="gr8" draw:text-style-name="P4" draw:layer="layout" svg:x1="4.293cm" svg:y1="2.097cm" svg:x2="4.35cm" svg:y2="2.65cm">
          <text:p/>
        </draw:line>
      </draw:page>
      <draw:page draw:name="page2" draw:style-name="dp1" draw:master-page-name="Standard">
        <draw:g>
          <draw:custom-shape draw:style-name="gr1" draw:text-style-name="P1" draw:layer="layout" svg:width="1cm" svg:height="1cm" svg:x="2.787cm" svg:y="4.79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3.287cm" svg:y1="5.791cm" svg:x2="4.687cm" svg:y2="5.781cm">
            <text:p/>
          </draw:line>
          <draw:custom-shape draw:style-name="gr3" draw:text-style-name="P1" draw:layer="layout" svg:width="0.75cm" svg:height="0.75cm" svg:x="3.037cm" svg:y="3.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3.387cm" svg:y1="3.491cm" svg:x2="4.687cm" svg:y2="3.491cm">
            <text:p/>
          </draw:line>
          <draw:line draw:style-name="gr2" draw:text-style-name="P2" draw:layer="layout" svg:x1="2.787cm" svg:y1="5.242cm" svg:x2="3.037cm" svg:y2="3.824cm">
            <text:p/>
          </draw:line>
          <draw:custom-shape draw:style-name="gr4" draw:text-style-name="P1" draw:layer="layout" svg:width="0.6cm" svg:height="0.6cm" svg:x="3.487cm" svg:y="2.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3.061cm" svg:y1="3.733cm" svg:x2="3.521cm" svg:y2="2.549cm">
            <text:p/>
          </draw:line>
          <draw:line draw:style-name="gr2" draw:text-style-name="P2" draw:layer="layout" svg:x1="3.787cm" svg:y1="2.391cm" svg:x2="4.687cm" svg:y2="2.391cm">
            <text:p/>
          </draw:line>
        </draw:g>
        <draw:frame draw:style-name="gr10" draw:text-style-name="P3" draw:layer="layout" svg:width="4.529cm" svg:height="0.913cm" svg:x="2.571cm" svg:y="11.673cm">
          <draw:text-box>
            <text:p><text:span text:style-name="T1">Si le pincement est négatif, le haut est plus large que le bas</text:span></text:p>
          </draw:text-box>
        </draw:frame>
        <draw:frame draw:style-name="gr10" draw:text-style-name="P3" draw:layer="layout" svg:width="1.75cm" svg:height="0.913cm" svg:x="1cm" svg:y="2.452cm">
          <draw:text-box>
            <text:p><text:span text:style-name="T1">Hauteur</text:span></text:p>
            <text:p><text:span text:style-name="T1">extension</text:span></text:p>
          </draw:text-box>
        </draw:frame>
        <draw:frame draw:style-name="gr23" draw:text-style-name="P3" draw:layer="layout" svg:width="1.484cm" svg:height="0.557cm" svg:x="1.1cm" svg:y="4.252cm">
          <draw:text-box>
            <text:p><text:span text:style-name="T1">Hauteur</text:span></text:p>
          </draw:text-box>
        </draw:frame>
        <draw:line draw:style-name="gr8" draw:text-style-name="P4" draw:layer="layout" svg:x1="5.887cm" svg:y1="2.601cm" svg:x2="6.55cm" svg:y2="2.346cm">
          <text:p/>
        </draw:line>
        <draw:frame draw:style-name="gr9" draw:text-style-name="P3" draw:layer="layout" svg:width="1.061cm" svg:height="0.679cm" svg:x="6.529cm" svg:y="2.052cm">
          <draw:text-box>
            <text:p><text:span text:style-name="T1">60</text:span></text:p>
          </draw:text-box>
        </draw:frame>
        <draw:frame draw:style-name="gr41" draw:text-style-name="P3" draw:layer="layout" svg:width="1.62cm" svg:height="0.871cm" svg:x="6.83cm" svg:y="2.753cm">
          <draw:text-box>
            <text:p><text:span text:style-name="T9">Rayon</text:span></text:p>
            <text:p><text:span text:style-name="T9">haut</text:span></text:p>
          </draw:text-box>
        </draw:frame>
        <draw:line draw:style-name="gr8" draw:text-style-name="P4" draw:layer="layout" svg:x1="6.293cm" svg:y1="3.697cm" svg:x2="6.956cm" svg:y2="3.442cm">
          <text:p/>
        </draw:line>
        <draw:line draw:style-name="gr8" draw:text-style-name="P4" draw:layer="layout" svg:x1="6.599cm" svg:y1="5.393cm" svg:x2="7.149cm" svg:y2="5.556cm">
          <text:p/>
        </draw:line>
        <draw:frame draw:style-name="gr10" draw:text-style-name="P13" draw:layer="layout" svg:width="1.334cm" svg:height="0.913cm" svg:x="7.031cm" svg:y="4.854cm">
          <draw:text-box>
            <text:p><text:span text:style-name="T9">Rayon</text:span></text:p>
            <text:p><text:span text:style-name="T9">bas</text:span></text:p>
          </draw:text-box>
        </draw:frame>
        <draw:frame draw:style-name="gr42" draw:text-style-name="P15" draw:layer="layout" svg:width="1.472cm" svg:height="0.536cm" svg:x="8.228cm" svg:y="3.852cm">
          <draw:text-box>
            <text:p text:style-name="P14"><text:span text:style-name="T10">Hauteur</text:span></text:p>
          </draw:text-box>
        </draw:frame>
        <draw:line draw:style-name="gr8" draw:text-style-name="P4" draw:layer="layout" svg:x1="10.448cm" svg:y1="2.96cm" svg:x2="10.117cm" svg:y2="2.334cm">
          <text:p/>
        </draw:line>
        <draw:frame draw:style-name="gr10" draw:text-style-name="P3" draw:layer="layout" svg:width="2.9cm" svg:height="0.913cm" svg:x="10.25cm" svg:y="1.758cm">
          <draw:text-box>
            <text:p><text:span text:style-name="T1">Rayon</text:span></text:p>
            <text:p><text:span text:style-name="T1">bombement haut</text:span></text:p>
          </draw:text-box>
        </draw:frame>
        <draw:frame draw:style-name="gr43" draw:text-style-name="P3" draw:layer="layout" svg:width="2.424cm" svg:height="1.583cm" svg:x="13.729cm" svg:y="1.953cm">
          <draw:text-box>
            <text:p><text:span text:style-name="T1">Si bombement latéral</text:span></text:p>
            <text:p><text:span text:style-name="T9">rayon haut=</text:span></text:p>
            <text:p><text:span text:style-name="T9">rayon bas</text:span></text:p>
          </draw:text-box>
        </draw:frame>
        <draw:line draw:style-name="gr8" draw:text-style-name="P4" draw:layer="layout" svg:x1="13.192cm" svg:y1="3.397cm" svg:x2="13.855cm" svg:y2="3.142cm">
          <text:p/>
        </draw:line>
        <draw:line draw:style-name="gr8" draw:text-style-name="P4" draw:layer="layout" svg:x1="13.498cm" svg:y1="4.993cm" svg:x2="14.235cm" svg:y2="5.238cm">
          <text:p/>
        </draw:line>
        <draw:g>
          <draw:custom-shape draw:style-name="gr12" draw:text-style-name="P1" draw:layer="layout" svg:width="0.75cm" svg:height="0.75cm" svg:x="12.486cm" svg:y="3.0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3" draw:text-style-name="P5" draw:layer="layout" svg:width="1cm" svg:height="1cm" svg:x="12.237cm" svg:y="3.0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cm" svg:height="1cm" svg:x="12.486cm" svg:y="4.3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12.986cm" svg:y1="5.391cm" svg:x2="11.586cm" svg:y2="5.381cm">
            <text:p/>
          </draw:line>
          <draw:ellipse draw:style-name="gr15" draw:text-style-name="P4" draw:layer="layout" svg:width="4.365cm" svg:height="4.079cm" draw:transform="rotate (0.244346095279206) translate (8.77cm 3.088cm)" draw:kind="arc" draw:start-angle="330.22" draw:end-angle="24.36">
            <text:p/>
          </draw:ellipse>
        </draw:g>
        <draw:measure draw:style-name="gr44" draw:text-style-name="P6" draw:layer="layout" svg:x1="10.286cm" svg:y1="3.091cm" svg:x2="10.283cm" svg:y2="5.391cm">
          <text:p text:style-name="P6"/>
          <text:p text:style-name="P6"><text:span text:style-name="T2"/></text:p>
        </draw:measure>
        <draw:ellipse draw:style-name="gr17" draw:text-style-name="P7" draw:layer="layout" svg:width="4.365cm" svg:height="3.953cm" svg:x="9.402cm" svg:y="2.682cm" draw:kind="arc" draw:start-angle="47.26" draw:end-angle="132.26">
          <text:p/>
        </draw:ellipse>
        <draw:frame draw:style-name="gr10" draw:text-style-name="P3" draw:layer="layout" svg:width="1.667cm" svg:height="0.913cm" svg:x="14.332cm" svg:y="4.955cm">
          <draw:text-box>
            <text:p><text:span text:style-name="T1">Rayon bas</text:span></text:p>
          </draw:text-box>
        </draw:frame>
        <draw:line draw:style-name="gr8" draw:text-style-name="P4" draw:layer="layout" svg:x1="13.604cm" svg:y1="4.498cm" svg:x2="14.341cm" svg:y2="4.576cm">
          <text:p/>
        </draw:line>
        <draw:frame draw:style-name="gr45" draw:text-style-name="P13" draw:layer="layout" svg:width="1.933cm" svg:height="1.206cm" svg:x="14.033cm" svg:y="3.756cm">
          <draw:text-box>
            <text:p><text:span text:style-name="T9">Rayon bombement latéral</text:span></text:p>
          </draw:text-box>
        </draw:frame>
        <draw:g>
          <draw:custom-shape draw:style-name="gr12" draw:text-style-name="P1" draw:layer="layout" svg:width="0.75cm" svg:height="0.75cm" svg:x="12.487cm" svg:y="3.0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3" draw:text-style-name="P5" draw:layer="layout" svg:width="1cm" svg:height="1cm" svg:x="12.238cm" svg:y="3.0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cm" svg:height="1cm" svg:x="12.487cm" svg:y="4.3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12.987cm" svg:y1="5.391cm" svg:x2="11.587cm" svg:y2="5.381cm">
            <text:p/>
          </draw:line>
          <draw:ellipse draw:style-name="gr18" draw:text-style-name="P8" draw:layer="layout" svg:width="4.365cm" svg:height="4.079cm" draw:transform="rotate (0.244346095279206) translate (8.771cm 3.088cm)" draw:kind="arc" draw:start-angle="330.22" draw:end-angle="24.36">
            <text:p/>
          </draw:ellipse>
        </draw:g>
        <draw:g>
          <draw:custom-shape draw:style-name="gr19" draw:text-style-name="P1" draw:layer="layout" svg:width="0.75cm" svg:height="0.75cm" svg:x="9.937cm" svg:y="3.092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20" draw:text-style-name="P5" draw:layer="layout" svg:width="1cm" svg:height="1cm" svg:x="9.936cm" svg:y="3.092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cm" svg:height="1cm" svg:x="9.687cm" svg:y="4.392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10.187cm" svg:y1="5.392cm" svg:x2="11.587cm" svg:y2="5.382cm">
            <text:p/>
          </draw:line>
          <draw:ellipse draw:style-name="gr21" draw:text-style-name="P5" draw:layer="layout" svg:width="4.365cm" svg:height="4.079cm" draw:transform="rotate (-0.244346095279206) translate (10.168cm 2.033cm)" draw:kind="arc" draw:start-angle="155.65" draw:end-angle="209.78">
            <text:p/>
          </draw:ellipse>
        </draw:g>
        <draw:frame draw:style-name="gr22" draw:text-style-name="P9" draw:layer="layout" svg:width="8.06cm" svg:height="0.595cm" svg:x="6.99cm" svg:y="1.201cm">
          <draw:text-box>
            <text:p><text:span text:style-name="T3">Bentsim carrosserie, paramètres des couples</text:span></text:p>
          </draw:text-box>
        </draw:frame>
        <draw:frame draw:style-name="gr10" draw:text-style-name="P3" draw:layer="layout" svg:width="6.703cm" svg:height="0.913cm" svg:x="8.824cm" svg:y="6.095cm">
          <draw:text-box>
            <text:p><text:span text:style-name="T1">Si le rayon du bombement n’est pas suffisant, un message s’affiche dans la console</text:span></text:p>
          </draw:text-box>
        </draw:frame>
        <draw:frame draw:style-name="gr46" draw:text-style-name="P3" draw:layer="layout" svg:width="3.726cm" svg:height="0.557cm" svg:x="2.974cm" svg:y="6.55cm">
          <draw:text-box>
            <text:p><text:span text:style-name="T1">Le bas est toujours plat</text:span></text:p>
          </draw:text-box>
        </draw:frame>
        <draw:frame draw:style-name="gr47" draw:text-style-name="P16" draw:layer="layout" svg:width="1.48cm" svg:height="0.684cm" svg:x="0.97cm" svg:y="9.216cm">
          <draw:text-box>
            <text:p text:style-name="P14"><text:span text:style-name="T11">Hauteur</text:span></text:p>
          </draw:text-box>
        </draw:frame>
        <draw:frame draw:style-name="gr10" draw:text-style-name="P13" draw:layer="layout" svg:width="1.205cm" svg:height="0.913cm" svg:x="7.05cm" svg:y="8.4cm">
          <draw:text-box>
            <text:p><text:span text:style-name="T9">Rayon</text:span></text:p>
            <text:p><text:span text:style-name="T9">haut</text:span></text:p>
          </draw:text-box>
        </draw:frame>
        <draw:line draw:style-name="gr8" draw:text-style-name="P4" draw:layer="layout" svg:x1="6.761cm" svg:y1="8.88cm" svg:x2="7.4cm" svg:y2="8.85cm">
          <text:p/>
        </draw:line>
        <draw:line draw:style-name="gr8" draw:text-style-name="P4" draw:layer="layout" svg:x1="6.6cm" svg:y1="10.408cm" svg:x2="7.165cm" svg:y2="10.595cm">
          <text:p/>
        </draw:line>
        <draw:g>
          <draw:custom-shape draw:style-name="gr14" draw:text-style-name="P1" draw:layer="layout" svg:width="1cm" svg:height="1cm" svg:x="5.587cm" svg:y="9.79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6.087cm" svg:y1="10.792cm" svg:x2="4.687cm" svg:y2="10.782cm">
            <text:p/>
          </draw:line>
          <draw:custom-shape draw:style-name="gr24" draw:text-style-name="P1" draw:layer="layout" svg:width="0.75cm" svg:height="0.75cm" svg:x="6.011cm" svg:y="8.49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6.587cm" svg:y1="10.394cm" svg:x2="6.761cm" svg:y2="8.914cm">
            <text:p/>
          </draw:line>
        </draw:g>
        <draw:measure draw:style-name="gr48" draw:text-style-name="P10" draw:layer="layout" svg:x1="2.587cm" svg:y1="8.982cm" svg:x2="6.784cm" svg:y2="8.999cm">
          <text:p text:style-name="P10"><text:span text:style-name="T4"><text:measure text:kind="gap"/></text:span><text:span text:style-name="T4"><text:measure text:kind="value">4,2</text:measure></text:span><text:span text:style-name="T4"><text:s/></text:span><text:span text:style-name="T4"><text:measure text:kind="unit"/></text:span><text:span text:style-name="T4"><text:measure text:kind="gap"/></text:span></text:p>
        </draw:measure>
        <draw:measure draw:style-name="gr49" draw:text-style-name="P6" draw:layer="layout" svg:x1="3.09cm" svg:y1="8.493cm" svg:x2="3.087cm" svg:y2="10.793cm">
          <text:p text:style-name="P6"/>
          <text:p text:style-name="P6"><text:span text:style-name="T2"/></text:p>
        </draw:measure>
        <draw:g>
          <draw:custom-shape draw:style-name="gr1" draw:text-style-name="P1" draw:layer="layout" svg:width="1cm" svg:height="1cm" svg:x="2.791cm" svg:y="9.792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3.291cm" svg:y1="10.792cm" svg:x2="4.691cm" svg:y2="10.782cm">
            <text:p/>
          </draw:line>
          <draw:custom-shape draw:style-name="gr3" draw:text-style-name="P1" draw:layer="layout" svg:width="0.75cm" svg:height="0.75cm" svg:x="2.617cm" svg:y="8.493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2.791cm" svg:y1="10.394cm" svg:x2="2.617cm" svg:y2="8.914cm">
            <text:p/>
          </draw:line>
        </draw:g>
        <draw:frame draw:style-name="gr10" draw:text-style-name="P3" draw:layer="layout" svg:width="1.334cm" svg:height="0.913cm" svg:x="6.968cm" svg:y="10.13cm">
          <draw:text-box>
            <text:p><text:span text:style-name="T1">Rayon</text:span></text:p>
            <text:p><text:span text:style-name="T1">bas</text:span></text:p>
          </draw:text-box>
        </draw:frame>
        <draw:ellipse draw:style-name="gr17" draw:text-style-name="P7" draw:layer="layout" svg:width="5.83cm" svg:height="5.346cm" svg:x="1.773cm" svg:y="7.902cm" draw:kind="arc" draw:start-angle="47.26" draw:end-angle="132.26">
          <text:p/>
        </draw:ellipse>
        <draw:line draw:style-name="gr8" draw:text-style-name="P4" draw:layer="layout" svg:x1="6.065cm" svg:y1="8.226cm" svg:x2="6.376cm" svg:y2="7.666cm">
          <text:p/>
        </draw:line>
        <draw:frame draw:style-name="gr50" draw:text-style-name="P15" draw:layer="layout" svg:width="2.024cm" svg:height="1.206cm" svg:x="6.376cm" svg:y="7.222cm">
          <draw:text-box>
            <text:p text:style-name="P14"><text:span text:style-name="T10">Rayon</text:span></text:p>
            <text:p text:style-name="P14"><text:span text:style-name="T10">Bombement haut</text:span></text:p>
          </draw:text-box>
        </draw:frame>
        <draw:frame draw:style-name="gr10" draw:text-style-name="P3" draw:layer="layout" svg:width="2.094cm" svg:height="0.913cm" svg:x="3.931cm" svg:y="3.655cm">
          <draw:text-box>
            <text:p><text:span text:style-name="T1">Largeur -pincement</text:span></text:p>
          </draw:text-box>
        </draw:frame>
        <draw:line draw:style-name="gr27" draw:text-style-name="P2" draw:layer="layout" svg:x1="4.787cm" svg:y1="4.522cm" svg:x2="4.787cm" svg:y2="4.822cm">
          <text:p/>
        </draw:line>
        <draw:line draw:style-name="gr27" draw:text-style-name="P2" draw:layer="layout" svg:x1="4.593cm" svg:y1="4.662cm" svg:x2="4.993cm" svg:y2="4.662cm">
          <text:p/>
        </draw:line>
        <draw:frame draw:style-name="gr28" draw:text-style-name="P11" draw:layer="layout" svg:width="1.579cm" svg:height="0.519cm" svg:x="4.031cm" svg:y="4.989cm">
          <draw:text-box>
            <text:p><text:span text:style-name="T5">Référence</text:span></text:p>
          </draw:text-box>
        </draw:frame>
        <draw:line draw:style-name="gr8" draw:text-style-name="P4" draw:layer="layout" svg:x1="4.787cm" svg:y1="4.665cm" svg:x2="5.077cm" svg:y2="5.043cm">
          <text:p/>
        </draw:line>
        <draw:line draw:style-name="gr27" draw:text-style-name="P2" draw:layer="layout" svg:x1="4.687cm" svg:y1="9.522cm" svg:x2="4.687cm" svg:y2="9.822cm">
          <text:p/>
        </draw:line>
        <draw:line draw:style-name="gr27" draw:text-style-name="P2" draw:layer="layout" svg:x1="4.493cm" svg:y1="9.662cm" svg:x2="4.893cm" svg:y2="9.662cm">
          <text:p/>
        </draw:line>
        <draw:frame draw:style-name="gr51" draw:text-style-name="P3" draw:layer="layout" svg:width="3.419cm" svg:height="0.557cm" svg:x="3.181cm" svg:y="9cm">
          <draw:text-box>
            <text:p><text:span text:style-name="T1">Largeur - pincement</text:span></text:p>
          </draw:text-box>
        </draw:frame>
        <draw:measure draw:name="Bubble width" draw:style-name="gr52" draw:text-style-name="P6" draw:layer="layout" svg:x1="2.801cm" svg:y1="5.4cm" svg:x2="6.6cm" svg:y2="5.403cm">
          <svg:title>Bubble width</svg:title>
          <text:p text:style-name="P6"/>
          <text:p text:style-name="P6"><text:span text:style-name="T2"><text:measure text:kind="unit"/></text:span><text:span text:style-name="T2"><text:measure text:kind="gap"/></text:span></text:p>
        </draw:measure>
        <draw:frame draw:style-name="gr23" draw:text-style-name="P11" draw:layer="layout" svg:width="1.568cm" svg:height="0.557cm" svg:x="4.032cm" svg:y="6.021cm">
          <draw:text-box>
            <text:p><text:span text:style-name="T1">Largeur</text:span></text:p>
          </draw:text-box>
        </draw:frame>
        <draw:measure draw:name="Bubble width" draw:style-name="gr53" draw:text-style-name="P6" draw:layer="layout" svg:x1="2.788cm" svg:y1="10.477cm" svg:x2="6.587cm" svg:y2="10.48cm">
          <svg:title>Bubble width</svg:title>
          <text:p text:style-name="P6"/>
          <text:p text:style-name="P6"><text:span text:style-name="T2"><text:measure text:kind="unit"/></text:span><text:span text:style-name="T2"><text:measure text:kind="gap"/></text:span></text:p>
        </draw:measure>
        <draw:frame draw:style-name="gr23" draw:text-style-name="P3" draw:layer="layout" svg:width="1.668cm" svg:height="0.557cm" svg:x="3.932cm" svg:y="11.116cm">
          <draw:text-box>
            <text:p><text:span text:style-name="T1">Largeur</text:span></text:p>
          </draw:text-box>
        </draw:frame>
        <draw:measure draw:name="Bubble width" draw:style-name="gr54" draw:text-style-name="P6" draw:layer="layout" svg:x1="9.688cm" svg:y1="5.084cm" svg:x2="13.487cm" svg:y2="5.087cm">
          <svg:title>Bubble width</svg:title>
          <text:p text:style-name="P6"/>
          <text:p text:style-name="P6"><text:span text:style-name="T2"><text:measure text:kind="unit"/></text:span><text:span text:style-name="T2"><text:measure text:kind="gap"/></text:span></text:p>
        </draw:measure>
        <draw:frame draw:style-name="gr28" draw:text-style-name="P11" draw:layer="layout" svg:width="1.668cm" svg:height="0.519cm" svg:x="11.032cm" svg:y="5.716cm">
          <draw:text-box>
            <text:p><text:span text:style-name="T5">Largeur</text:span></text:p>
          </draw:text-box>
        </draw:frame>
        <draw:line draw:style-name="gr27" draw:text-style-name="P2" draw:layer="layout" svg:x1="11.587cm" svg:y1="4.122cm" svg:x2="11.587cm" svg:y2="4.422cm">
          <text:p/>
        </draw:line>
        <draw:line draw:style-name="gr27" draw:text-style-name="P2" draw:layer="layout" svg:x1="11.393cm" svg:y1="4.262cm" svg:x2="11.793cm" svg:y2="4.262cm">
          <text:p/>
        </draw:line>
        <draw:custom-shape draw:style-name="gr55" draw:text-style-name="P7" draw:layer="layout" svg:width="15.181cm" svg:height="11.5cm" svg:x="0.987cm" svg:y="1.201cm">
          <text:p/>
          <draw:enhanced-geometry svg:viewBox="0 0 21600 21600" draw:type="rectangle" draw:enhanced-path="M 0 0 L 21600 0 21600 21600 0 21600 0 0 Z N"/>
        </draw:custom-shape>
        <draw:frame draw:style-name="gr56" draw:text-style-name="P3" draw:layer="layout" svg:width="7.7cm" svg:height="3.855cm" svg:x="8.4cm" svg:y="7.095cm">
          <draw:text-box>
            <text:p><text:span text:style-name="T6">La carrosserie est réalisée avec des surfaces réglées, sans arrondis au droit des couples.</text:span></text:p>
            <text:p><text:span text:style-name="T6">Les couples peuvent être inclinés ou pliés a une hauteur donnée</text:span><text:span text:style-name="T1">, </text:span></text:p>
            <text:p><text:span text:style-name="T1">Un ‘segment’ est le volume créé entre deux couples.</text:span></text:p>
            <text:p><text:span text:style-name="T1">Le premier couple (numéro 0) est fictif et définit le diamètre frontal et la position des ovoïdes du nez.</text:span></text:p>
            <text:p><text:span text:style-name="T1">La référence pour le positionnement en hauteur des couples est le centre du rectangle hauteur/largeur sans prendre en compte les bombements.</text:span></text:p>
          </draw:text-box>
        </draw:frame>
        <draw:frame draw:style-name="gr34" draw:text-style-name="P12" draw:layer="layout" svg:width="6.999cm" svg:height="1.422cm" svg:x="8.87cm" svg:y="11.295cm">
          <draw:text-box>
            <text:p><text:span text:style-name="T7">http://rouzeau.net/OpenSCAD/BentSim</text:span></text:p>
            <text:p><text:span text:style-name="T7">Téléchargement et fichiers sources:</text:span></text:p>
            <text:p><text:span text:style-name="T7">https://github.com/PRouzeau/BentSim</text:span></text:p>
          </draw:text-box>
        </draw:frame>
        <draw:line draw:style-name="gr35" draw:text-style-name="P2" draw:layer="layout" svg:x1="0.987cm" svg:y1="7.114cm" svg:x2="16.168cm" svg:y2="7.114cm">
          <text:p/>
        </draw:line>
        <draw:line draw:style-name="gr35" draw:text-style-name="P2" draw:layer="layout" svg:x1="8.246cm" svg:y1="2.059cm" svg:x2="8.246cm" svg:y2="12.701cm">
          <text:p/>
        </draw:line>
        <draw:line draw:style-name="gr35" draw:text-style-name="P2" draw:layer="layout" svg:x1="8.255cm" svg:y1="11.314cm" svg:x2="16.169cm" svg:y2="11.314cm">
          <text:p/>
        </draw:line>
        <draw:g>
          <draw:custom-shape draw:style-name="gr14" draw:text-style-name="P1" draw:layer="layout" svg:width="1cm" svg:height="1cm" svg:x="5.787cm" svg:y="4.7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6.287cm" svg:y1="5.791cm" svg:x2="4.687cm" svg:y2="5.78cm">
            <text:p/>
          </draw:line>
          <draw:custom-shape draw:style-name="gr24" draw:text-style-name="P1" draw:layer="layout" svg:width="0.75cm" svg:height="0.75cm" svg:x="5.787cm" svg:y="3.4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6.187cm" svg:y1="3.491cm" svg:x2="4.687cm" svg:y2="3.491cm">
            <text:p/>
          </draw:line>
          <draw:line draw:style-name="gr2" draw:text-style-name="P2" draw:layer="layout" svg:x1="6.787cm" svg:y1="5.242cm" svg:x2="6.537cm" svg:y2="3.824cm">
            <text:p/>
          </draw:line>
          <draw:custom-shape draw:style-name="gr36" draw:text-style-name="P1" draw:layer="layout" svg:width="0.6cm" svg:height="0.6cm" svg:x="5.487cm" svg:y="2.39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6.514cm" svg:y1="3.734cm" svg:x2="6.054cm" svg:y2="2.55cm">
            <text:p/>
          </draw:line>
          <draw:line draw:style-name="gr2" draw:text-style-name="P2" draw:layer="layout" svg:x1="5.787cm" svg:y1="2.391cm" svg:x2="4.687cm" svg:y2="2.391cm">
            <text:p/>
          </draw:line>
        </draw:g>
        <draw:measure draw:style-name="gr57" draw:text-style-name="P17" draw:layer="layout" svg:x1="3.037cm" svg:y1="3.965cm" svg:x2="6.337cm" svg:y2="3.965cm">
          <text:p text:style-name="P17"><text:span text:style-name="T12"><text:measure text:kind="gap"/></text:span><text:span text:style-name="T12"><text:measure text:kind="value">3,3</text:measure></text:span><text:span text:style-name="T12"><text:s/></text:span><text:span text:style-name="T12"><text:measure text:kind="unit"/></text:span><text:span text:style-name="T12"><text:measure text:kind="gap"/></text:span></text:p>
        </draw:measure>
        <draw:measure draw:style-name="gr58" draw:text-style-name="P6" draw:layer="layout" svg:x1="3.287cm" svg:y1="3.491cm" svg:x2="3.284cm" svg:y2="5.791cm">
          <text:p text:style-name="P6"/>
          <text:p text:style-name="P6"><text:span text:style-name="T2"/></text:p>
        </draw:measure>
        <draw:measure draw:style-name="gr59" draw:text-style-name="P6" draw:layer="layout" svg:x1="3.687cm" svg:y1="2.421cm" svg:x2="3.692cm" svg:y2="3.486cm">
          <text:p text:style-name="P6"/>
          <text:p text:style-name="P6"><text:span text:style-name="T2"><text:s/></text:span><text:span text:style-name="T2"><text:measure text:kind="unit"/></text:span><text:span text:style-name="T2"><text:measure text:kind="gap"/></text:span></text:p>
        </draw:measure>
        <draw:measure draw:name="Bubble width" draw:style-name="gr60" draw:text-style-name="P18" draw:layer="layout" svg:x1="3.487cm" svg:y1="2.39cm" svg:x2="6.086cm" svg:y2="2.392cm">
          <svg:title>Bubble width</svg:title>
          <text:p text:style-name="P18"><text:span text:style-name="T6"/></text:p>
        </draw:measure>
        <draw:frame draw:style-name="gr23" draw:text-style-name="P3" draw:layer="layout" svg:width="2.769cm" svg:height="0.557cm" svg:x="3.431cm" svg:y="1.256cm">
          <draw:text-box>
            <text:p><text:span text:style-name="T1">Largeur extension</text:span></text:p>
          </draw:text-box>
        </draw:frame>
        <draw:ellipse draw:style-name="gr17" draw:text-style-name="P7" draw:layer="layout" svg:width="3.674cm" svg:height="3.327cm" svg:x="2.948cm" svg:y="2.062cm" draw:kind="arc" draw:start-angle="47.26" draw:end-angle="132.26">
          <text:p/>
        </draw:ellipse>
        <draw:line draw:style-name="gr8" draw:text-style-name="P4" draw:layer="layout" svg:x1="4.293cm" svg:y1="2.09cm" svg:x2="4.35cm" svg:y2="2.643cm">
          <text:p/>
        </draw:line>
        <draw:frame draw:style-name="gr10" draw:text-style-name="P3" draw:layer="layout" svg:width="2.9cm" svg:height="0.913cm" svg:x="3.95cm" svg:y="2.559cm">
          <draw:text-box>
            <text:p><text:span text:style-name="T1">Rayon</text:span></text:p>
            <text:p><text:span text:style-name="T1">bombemen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 draw:display-name="Dashed (var)" draw:style="rect" draw:dots1="1" draw:dots1-length="350%" draw:distance="200%"/>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3" svg:stroke-width="0cm" svg:stroke-color="#3465a4" draw:marker-start-width="0.2cm" draw:marker-start-center="false" draw:marker-end-width="0.2cm" draw:marker-end-center="false" draw:fill="solid" draw:fill-color="#729fcf" draw:textarea-horizontal-align="justify" fo:padding-top="0.1cm" fo:padding-bottom="0.1cm" fo:padding-left="0.1cm" fo:padding-right="0.1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svg:stroke-color="#000000" draw:marker-start="Arrow" draw:marker-start-width="0.2cm" draw:marker-end="Arrow" draw:marker-end-width="0.2cm" draw:fill="none" draw:shadow-color="#000000" draw:show-unit="true"/>
      <style:text-properties fo:color="#ffffff" fo:background-color="transparent"/>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01T21:59:59.654000000</meta:creation-date>
    <dc:date>2020-02-24T13:22:18.604000000</dc:date>
    <meta:editing-duration>PT13H11M56S</meta:editing-duration>
    <meta:editing-cycles>82</meta:editing-cycles>
    <meta:generator>LibreOffice/6.2.7.1$Windows_X86_64 LibreOffice_project/23edc44b61b830b7d749943e020e96f5a7df63bf</meta:generator>
    <meta:document-statistic meta:object-count="217"/>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REM  *****  BASIC  *****
sub ExportFullPng
	ExportImg ("png", false, 220, 80, ".p", ".s")
end sub

sub ExportFullJpg
	ExportImg ("jpg", false, 220,72, ".p", ".s")
end sub

sub ExportSelPng
	ExportImg ("png", true, 220, 100, ".p", ".s")
end sub

sub ExportSelJpg
	ExportImg ("jpg", true, 256, 256, "", "")
end sub

sub ExportSelBmp 'exporte, mais la définition n'est pas claire, seul le paramètre de la petite image semble avoir un effet
	ExportImg ("bmp", true, 220, 50, ".p", ".s")
end sub

'Mettez le sélecteur sur la première image avant exportation, mais RIEN ne doit être sélectionné
'Pour une sélection correcte, les macros doivent être lancées depuis la fenêtre de dessin.
'Exportation de libre office draw vers des images bitmap png ou jpeg, avec deux tailles par page, pour chaque page
'soit la pleine page, soit les graphismes seulements (sélectionnés automatiquement)
'La taille est basés sur des densités de pixels en dpi (dots par inch)
'Les images sont exportées avec le nom du fichier, le numéro, le nom de la page, 
'une extension pour chaque taille d'image, dans le répertoire du fichier,
'Si vous voulez une seule taille par page, mettez la même définition et la même extension pour les deux tailles d'images. 

Sub ExportImg (format, selection, dpiLarge, dpiSmall, aEXtp, aEXts) 'Exporte la selection complete de chaque page en fonction de dpi
'aEXtp = 'extension de la grande image
'aEXts = 'extension de la petite image
REM Filter dependent filter properties
Dim aFilterData (10) As New com.sun.star.beans.PropertyValue
Dim sFileUrl As String
Dim oDoc, fDoc, dispatcher AS Object
Dim oDrawPage As Object
Dim curFile, aFile, aPage as String
'aEXtp, aEXts 
Dim defdpi as Integer
Dim selWidth,selHeight as Long
Dim cfRed, hratio as double
Dim gsize (2) 

'Nomme les pages, pour remplacer le numéro de page
pageName = array ("Frame_dimensions","Dimensions_couples_fr")

'Vous pouvez imposer les dimensions d'image au lieu des densités de pixels en remplissant ces tableaux -&gt; les dpi images seront erronés
'arrWidthp = array (1536,1536,1536,1536,1536,1536,1536,1536,1536,1536,1536,1536,800)
'arrWidths = array (640,576,512,512,576,512,512,576,576,512,512,640,220)

oDoc = ThisComponent
curFile = ThisComponent.getURL()
curFile = Left(curFile, Len(curFile)-4) 'Supprime l'extension de fichier (.odg)

For i = 0 to oDoc.getDrawPages().Count-1  'Balaye toutes les pages     
	oDrawPage = oDoc.getDrawPages().getByIndex(i)
	oDoc.CurrentController.setCurrentPage(oDrawPage)
	if (selection) then
		fDoc   = oDoc.CurrentController.Frame
		dispatcher = createUnoService("com.sun.star.frame.DispatchHelper")
		dispatcher.executeDispatch(fDoc, ".uno:SelectAll", "", 0, Array()) 'sélectionne tous les éléments
	end if
	xView = oDoc.currentController
	xObj = xView.currentPage
	xSelection = xView.selection 
	If not(selection) or isEmpty(xSelection) then
		xObj = xView.currentPage
		selWidth = oDrawPage.Width 'Largeur de la page
		selHeight = oDrawPage.Height 'Largeur de la page
	else 
		xObj = xSelection
		gsize = calcSize(xObj) 'Calcule la largeur des éléments sélectionnés
		selWidth = gsize(0)
		selHeight = gsize(1)
	End If
	hratio = selHeight/selWidth
	aPage = "_p"+ (i+1)	'nom de la page par défaut
	
	' PARAMETRES D'EXPORTATION
	aFilterData(0).Name = "PixelWidth" 
	aFilterData(0).Value = Int(selWidth*(dpiLarge/2540))
    on error Resume Next
    	aPage = "_"+pageName(i) 'nomme la page si eelle est dans un tableau
    	aFilterData(0).Value = arrWidthp(i) 'définit la largeur si elle est dans un tableau
    on error Goto 0 	
	aFilterData(1).Name = "PixelHeight"
	aFilterData(1).Value = Int(hratio*aFilterData(0).Value)
	' compression - png
	aFilterData(2).Name ="Compression"
	aFilterData(2).Value = 9 'de 0 à 9
	' entrelacement - png
	aFilterData(3).Name ="Interlaced"
	aFilterData(3).Value = 0
	' transparence (png - doit être faux, sinon problème de lisibilité)
	aFilterData(4).Name = "Translucent"
	'Paramètres pour exportation jpeg
	aFilterData(4).Value = false
	aFilterData(7).Name = "Resolution"
	aFilterData(7).Value = dpiLarge	'Requis pour fichier bmp, mais le fonctionnement n'est pas clair
	aFilterData(8).Name ="LogicalWidth" 
   	aFilterData(8).Value = aFilterData(0).Value*2540/dpiLarge		
	aFilterData(9).Name ="LogicalHeight" 
  	aFilterData(9).Value = aFilterData(1).Value*2540/dpiLarge		
	aFilterData(10).Name ="Quality"  
	aFilterData(10).Value = 85
    
    oDoc.CurrentController.setCurrentPage(oDrawPage)
	sFileUrl =  curFile + aPage + aExtp	+ "." + format
	Export (xObj, sFileUrl, aFilterData(), format) 'Exporter grande image
	Wait 500
	aFilterData(0).Value = Int(selWidth*(dpiSmall/2540))
    on error Resume Next
        aFilterData(0).Value = arrWidths(i)
    on error Goto 0 	
	aFilterData(1).Value = Int(hratio*aFilterData(0).Value)
	if format="bmp" then
		aFilterData(8).Value = Int(aFilterData(8).Value*dpiSmall/dpiLarge)
		aFilterData(9).Value = Int(aFilterData(9).Value*dpiSmall/dpiLarge)
	end if
	if format="png" then curFile = Replace (curFile, "Portes_Et_", "") '!! c'est historique...
 	sFileUrl =  curFile + aPage + aExts	+ "." + format
	Export (xObj, sFileUrl, aFilterData(), format) 'Exporter petite image
	Wait 500
Next i
oDrawPage = oDoc.getDrawPages().getByIndex(0)
oDoc.CurrentController.setCurrentPage(oDrawPage)

End Sub

Sub Export (xObject, sFileUrl As String, aFilterData, format)
Dim xExporter, mediaExt
xExporter = createUnoService( "com.sun.star.drawing.GraphicExportFilter" )
xExporter.SetSourceDocument(xObject)
Dim aArgs (2) As New com.sun.star.beans.PropertyValue
Dim aURL As New com.sun.star.util.URL
aURL.complete = sFileUrl
if format="jpg" then 
	mediaExt = "jpeg" ' "image/jpg" ne fonctionne pas correctement
else
	mediaExt = format
end if	
aArgs(0).Name = "MediaType"
aArgs(0).Value = "image/"+mediaExt
aArgs(1).Name = "URL"
aArgs(1).Value = aURL
aArgs(2).Name = "FilterData"
aArgs(2).Value = aFilterData
xExporter.filter(aArgs())
End Sub

function calcSize (oObj) 'oObj est une selection d'objets graphiques dont on calcule les dimensions
Dim x0, y0, x1, y1 As Long 'La hauteur peut dépasser 32000-&gt; entier long 
    x0=oObj(0).Position.X
    y0=oObj(0).Position.Y
    x1=x0+oObj(0).Size.Width
    y1=y0+oObj(0).Size.Height
    For i=1 To (oObj.Count-1)
        If (oObj(i).Position.X&lt;x0) Then x0=oObj(i).Position.X
        If (oObj(i).Position.Y&lt;y0) Then y0=oObj(i).Position.Y
        If ((oObj(i).Position.X+oObj(i).Size.Width)&gt;x1) then x1=oObj(i).Position.X+oObj(i).Size.Width
        If ((oObj(i).Position.Y+oObj(i).Size.Height)&gt;y1) then y1=oObj(i).Position.Y+oObj(i).Size.Height
    Next i 
    calcSize = array(x1-x0, y1-y0)
end function

Sub HideLayer
  If ThisComponent.supportsService("com.sun.star.drawing.DrawingDocument") Then
    oLayerManager = ThisComponent.getLayerManager()
    oLayer = oLayerManager.getByName("Copyright")
    oCurrentController = ThisComponent.getCurrentController()
    oCurrentController.setPropertyValue("VisibleLayer", oLayer) ' Don't work, what is the property ? 
  End If
End Sub

Function Replace(Source As String, Search As String, NewPar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Part
        StartPos = CurrentPos + Len(Search)
      Else
        Result = Result + Mid(Source, StartPos, Len(Source))
      End If                ' Position &lt;&gt; 0
    Loop 
  End If 
 
  Replace = Result
End Function

Sub tes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